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2_._20_Level_20_Indent-first_20_line_20_-_3e_">
      <style:text-properties officeooo:rsid="017f5d48" officeooo:paragraph-rsid="02f3c025"/>
    </style:style>
    <style:style style:name="P2" style:family="paragraph" style:parent-style-name="_32_._20_Level_20_Indent-first_20_line_20_-_3e_">
      <style:text-properties officeooo:rsid="02f48fe7" officeooo:paragraph-rsid="03e6c6be"/>
    </style:style>
    <style:style style:name="P3" style:family="paragraph" style:parent-style-name="_32_._20_Level_20_Indent-first_20_line_20_-_3e_">
      <style:text-properties officeooo:rsid="02f48fe7" officeooo:paragraph-rsid="03e7d8cc"/>
    </style:style>
    <style:style style:name="P4" style:family="paragraph" style:parent-style-name="_32_._20_Level_20_Indent-first_20_line_20_-_3e_">
      <style:text-properties officeooo:rsid="0315b432" officeooo:paragraph-rsid="02f3c025"/>
    </style:style>
    <style:style style:name="P5" style:family="paragraph" style:parent-style-name="_32_._20_Level_20_Indent-first_20_line_20_-_3e_">
      <style:text-properties officeooo:rsid="0315b432" officeooo:paragraph-rsid="040a8fda"/>
    </style:style>
    <style:style style:name="P6" style:family="paragraph" style:parent-style-name="_32_._20_Level_20_Indent-first_20_line_20_-_3e_">
      <style:text-properties officeooo:rsid="0315b432" officeooo:paragraph-rsid="041547c5"/>
    </style:style>
    <style:style style:name="P7" style:family="paragraph" style:parent-style-name="_32_._20_Level_20_Indent-first_20_line_20_-_3e_">
      <style:text-properties officeooo:rsid="0315b432" officeooo:paragraph-rsid="0408bc90"/>
    </style:style>
    <style:style style:name="P8" style:family="paragraph" style:parent-style-name="_32_._20_Level_20_Indent-first_20_line_20_-_3e_">
      <style:text-properties officeooo:rsid="03034e8d" officeooo:paragraph-rsid="03e7d8cc"/>
    </style:style>
    <style:style style:name="P9" style:family="paragraph" style:parent-style-name="_32_._20_Level_20_Indent-first_20_line_20_-_3e_">
      <style:text-properties officeooo:rsid="040b7a40" officeooo:paragraph-rsid="040b7a40"/>
    </style:style>
    <style:style style:name="P10" style:family="paragraph" style:parent-style-name="_32_._20_Level_20_Indent-first_20_line_20_-_3e_">
      <style:text-properties officeooo:rsid="040b7a40" officeooo:paragraph-rsid="0411de03"/>
    </style:style>
    <style:style style:name="P11" style:family="paragraph" style:parent-style-name="_32_._20_Level_20_Indent-first_20_line_20_-_3e_">
      <style:text-properties officeooo:rsid="0411de03" officeooo:paragraph-rsid="0411de03"/>
    </style:style>
    <style:style style:name="P12" style:family="paragraph" style:parent-style-name="_32_._20_Level_20_Indent-first_20_line_20_-_3e_">
      <style:text-properties officeooo:rsid="03f90ade" officeooo:paragraph-rsid="044fb675"/>
    </style:style>
    <style:style style:name="P13" style:family="paragraph" style:parent-style-name="_32_._20_Level_20_Indent-first_20_line_20_-_3e_">
      <style:text-properties style:use-window-font-color="true" style:font-name="Ubuntu1" fo:font-size="10pt" fo:font-weight="normal" officeooo:rsid="040b9052" officeooo:paragraph-rsid="048e4bf4" fo:background-color="transparent" style:font-size-asian="10pt" style:font-weight-asian="normal" style:font-size-complex="10pt" style:font-weight-complex="normal" loext:shadow="none"/>
    </style:style>
    <style:style style:name="P14" style:family="paragraph" style:parent-style-name="_32_._20_Level_20_Indent-first_20_line_20_-_3e_">
      <style:text-properties style:use-window-font-color="true" style:font-name="Ubuntu1" fo:font-size="10pt" fo:font-weight="normal" officeooo:rsid="040b9052" officeooo:paragraph-rsid="048eee20" fo:background-color="transparent" style:font-size-asian="10pt" style:font-weight-asian="normal" style:font-size-complex="10pt" style:font-weight-complex="normal" loext:shadow="none"/>
    </style:style>
    <style:style style:name="P15" style:family="paragraph" style:parent-style-name="_32_._20_Level_20_Indent-first_20_line_20_-_3e_">
      <style:text-properties officeooo:rsid="0490484a" officeooo:paragraph-rsid="0490484a"/>
    </style:style>
    <style:style style:name="P16" style:family="paragraph" style:parent-style-name="_32_._20_Level_20_Indent-first_20_line_20_-_3e_">
      <style:text-properties officeooo:rsid="0491720d" officeooo:paragraph-rsid="0491720d"/>
    </style:style>
    <style:style style:name="P17" style:family="paragraph" style:parent-style-name="_32_._20_Level_20_Indent-first_20_line_20_-_3e_">
      <style:text-properties officeooo:rsid="0491e7d0" officeooo:paragraph-rsid="0491e7d0"/>
    </style:style>
    <style:style style:name="P18" style:family="paragraph" style:parent-style-name="_32_._20_Level_20_Indent-first_20_line_20_-_3e_">
      <style:text-properties officeooo:rsid="0491e7d0" officeooo:paragraph-rsid="049accbf"/>
    </style:style>
    <style:style style:name="P19" style:family="paragraph" style:parent-style-name="_32_._20_Level_20_Indent-first_20_line_20_-_3e_">
      <style:text-properties officeooo:rsid="0491e7d0" officeooo:paragraph-rsid="049f02f1"/>
    </style:style>
    <style:style style:name="P20" style:family="paragraph" style:parent-style-name="_32_._20_Level_20_Indent-first_20_line_20_-_3e_">
      <style:text-properties officeooo:rsid="0493bbd1" officeooo:paragraph-rsid="0493bbd1"/>
    </style:style>
    <style:style style:name="P21"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973000"/>
    </style:style>
    <style:style style:name="P22" style:family="paragraph" style:parent-style-name="_32_._20_Level_20_Indent-first_20_line_20_-_3e_">
      <style:text-properties fo:font-variant="normal" fo:text-transform="none" fo:color="#000000" style:font-name="Open Sans" fo:font-size="11.25pt" fo:letter-spacing="normal" fo:font-style="normal" fo:font-weight="normal" officeooo:rsid="0490484a" officeooo:paragraph-rsid="04a53537" fo:background-color="transparent" style:font-size-asian="10.5pt"/>
    </style:style>
    <style:style style:name="P23"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73000" fo:background-color="transparent" style:font-size-asian="10.5pt"/>
    </style:style>
    <style:style style:name="P24"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9c7c82" fo:background-color="transparent" style:font-size-asian="10.5pt"/>
    </style:style>
    <style:style style:name="P25" style:family="paragraph" style:parent-style-name="_32_._20_Level_20_Indent-first_20_line_20_-_3e_">
      <style:text-properties fo:font-variant="normal" fo:text-transform="none" fo:color="#000000" style:font-name="Comic Sans MS" fo:font-size="12pt" fo:letter-spacing="normal" fo:font-style="normal" fo:font-weight="normal" officeooo:rsid="049d9c3b" officeooo:paragraph-rsid="049d9c3b" fo:background-color="transparent" style:font-size-asian="10.5pt"/>
    </style:style>
    <style:style style:name="P26" style:family="paragraph" style:parent-style-name="_32_._20_Level_20_Indent-first_20_line_20_-_3e_">
      <style:text-properties fo:font-variant="normal" fo:text-transform="none" fo:color="#000000" style:font-name="Comic Sans MS" fo:font-size="12pt" fo:letter-spacing="normal" fo:font-style="normal" fo:font-weight="normal" officeooo:rsid="049f02f1" officeooo:paragraph-rsid="049f02f1" fo:background-color="transparent" style:font-size-asian="10.5pt"/>
    </style:style>
    <style:style style:name="P27" style:family="paragraph" style:parent-style-name="_32_._20_Level_20_Indent-first_20_line_20_-_3e_">
      <style:text-properties fo:font-variant="normal" fo:text-transform="none" fo:color="#000000" style:font-name="Comic Sans MS" fo:font-size="12pt" fo:letter-spacing="normal" fo:font-style="normal" fo:font-weight="normal" officeooo:rsid="04a2851a" officeooo:paragraph-rsid="04a2851a" fo:background-color="transparent" style:font-size-asian="10.5pt"/>
    </style:style>
    <style:style style:name="P28" style:family="paragraph" style:parent-style-name="_32_._20_Level_20_Indent-first_20_line_20_-_3e_">
      <style:text-properties fo:font-variant="normal" fo:text-transform="none" fo:color="#000000" style:font-name="Comic Sans MS" fo:font-size="12pt" fo:letter-spacing="normal" fo:font-style="normal" fo:font-weight="normal" officeooo:rsid="04a42af0" officeooo:paragraph-rsid="04a42af0" fo:background-color="transparent" style:font-size-asian="10.5pt"/>
    </style:style>
    <style:style style:name="P29" style:family="paragraph" style:parent-style-name="_32_._20_Level_20_Indent-first_20_line_20_-_3e_">
      <style:text-properties fo:font-variant="normal" fo:text-transform="none" fo:color="#000000" style:font-name="Comic Sans MS" fo:font-size="12pt" fo:letter-spacing="normal" fo:font-style="normal" fo:font-weight="normal" officeooo:rsid="04a4471e" officeooo:paragraph-rsid="04a4471e" fo:background-color="transparent" style:font-size-asian="10.5pt"/>
    </style:style>
    <style:style style:name="P30" style:family="paragraph" style:parent-style-name="_32_._20_Level_20_Indent-first_20_line_20_-_3e_">
      <style:text-properties fo:font-variant="normal" fo:text-transform="none" fo:color="#000000" style:font-name="Comic Sans MS" fo:font-size="12pt" fo:letter-spacing="normal" fo:font-style="normal" fo:font-weight="normal" officeooo:rsid="0490484a" officeooo:paragraph-rsid="04a4471e" fo:background-color="transparent" style:font-size-asian="10.5pt" style:font-weight-asian="normal" style:font-size-complex="10pt" style:font-weight-complex="normal" loext:shadow="none"/>
    </style:style>
    <style:style style:name="P31" style:family="paragraph" style:parent-style-name="_32_._20_Level_20_Indent-first_20_line_20_-_3e_">
      <style:text-properties fo:font-variant="normal" fo:text-transform="none" fo:color="#000000" style:font-name="Comic Sans MS" fo:font-size="12pt" fo:letter-spacing="normal" fo:font-style="normal" fo:font-weight="normal" officeooo:rsid="04a53537" officeooo:paragraph-rsid="04a53537" fo:background-color="transparent" style:font-size-asian="10.5pt"/>
    </style:style>
    <style:style style:name="P32" style:family="paragraph" style:parent-style-name="_32_._20_Level_20_Indent-first_20_line_20_-_3e_">
      <style:text-properties fo:font-variant="normal" fo:text-transform="none" fo:color="#000000" style:font-name="Comic Sans MS" fo:font-size="12pt" fo:letter-spacing="normal" fo:font-style="normal" fo:font-weight="normal" officeooo:rsid="04b12bd9" officeooo:paragraph-rsid="04b12bd9" fo:background-color="transparent" style:font-size-asian="10.5pt"/>
    </style:style>
    <style:style style:name="P33" style:family="paragraph" style:parent-style-name="_32_._20_Level_20_Indent-first_20_line_20_-_3e_">
      <style:text-properties fo:font-variant="normal" fo:text-transform="none" fo:color="#000000" style:font-name="Comic Sans MS" fo:font-size="12pt" fo:letter-spacing="normal" fo:font-style="normal" fo:font-weight="normal" officeooo:rsid="04b29ce1" officeooo:paragraph-rsid="04b29ce1" fo:background-color="transparent" style:font-size-asian="10.5pt"/>
    </style:style>
    <style:style style:name="P34" style:family="paragraph" style:parent-style-name="_32_._20_Level_20_Indent-first_20_line_20_-_3e_">
      <style:text-properties fo:font-variant="normal" fo:text-transform="none" fo:color="#000000" style:font-name="Comic Sans MS" fo:font-size="12pt" fo:letter-spacing="normal" fo:font-style="normal" fo:font-weight="normal" officeooo:rsid="04b61d05" officeooo:paragraph-rsid="04b61d05" fo:background-color="transparent" style:font-size-asian="10.5pt"/>
    </style:style>
    <style:style style:name="P35" style:family="paragraph" style:parent-style-name="_32_._20_Level_20_Indent-first_20_line_20_-_3e_">
      <style:text-properties fo:font-variant="normal" fo:text-transform="none" fo:color="#000000" style:font-name="Comic Sans MS" fo:font-size="12pt" fo:letter-spacing="normal" fo:font-style="normal" fo:font-weight="normal" officeooo:rsid="04b89fbb" officeooo:paragraph-rsid="04b89fbb" fo:background-color="transparent" style:font-size-asian="10.5pt"/>
    </style:style>
    <style:style style:name="P36" style:family="paragraph" style:parent-style-name="_32_._20_Level_20_Indent-first_20_line_20_-_3e_">
      <style:text-properties fo:font-variant="normal" fo:text-transform="none" style:use-window-font-color="true" style:font-name="Ubuntu1" fo:font-size="10pt" fo:letter-spacing="normal" fo:font-style="normal" fo:font-weight="normal" officeooo:rsid="040b9052" officeooo:paragraph-rsid="049accbf" fo:background-color="transparent" style:font-size-asian="10pt" style:font-weight-asian="normal" style:font-size-complex="10pt" style:font-weight-complex="normal" loext:shadow="none"/>
    </style:style>
    <style:style style:name="P37" style:family="paragraph" style:parent-style-name="_32_._20_Level_20_Indent-first_20_line_20_-_3e_">
      <style:text-properties officeooo:rsid="04b29ce1" officeooo:paragraph-rsid="04b29ce1"/>
    </style:style>
    <style:style style:name="P38" style:family="paragraph" style:parent-style-name="_32_._20_Level_20_Indent-first_20_line_20_-_3e_">
      <loext:graphic-properties draw:fill="none" draw:fill-image-width="0in" draw:fill-image-height="0in"/>
      <style:paragraph-properties fo:margin-left="0.5618in" fo:margin-right="0in" fo:text-align="justify" style:justify-single-word="false" fo:text-indent="0in" style:auto-text-indent="false" fo:background-color="transparent" style:shadow="none">
        <style:tab-stops/>
      </style:paragraph-properties>
      <style:text-properties officeooo:rsid="0315b432" officeooo:paragraph-rsid="0408bc90"/>
    </style:style>
    <style:style style:name="P39" style:family="paragraph" style:parent-style-name="_32_._20_Level_20_Indent-first_20_line_20_-_3e_" style:master-page-name="">
      <loext:graphic-properties draw:fill="none" draw:fill-image-width="0in" draw:fill-image-height="0in"/>
      <style:paragraph-properties fo:margin-left="0.5618in" fo:margin-right="0in" fo:text-align="justify" style:justify-single-word="false" fo:keep-together="always" fo:text-indent="0in" style:auto-text-indent="false" style:page-number="auto" fo:background-color="transparent" style:shadow="none">
        <style:tab-stops/>
      </style:paragraph-properties>
      <style:text-properties officeooo:rsid="0315b432" officeooo:paragraph-rsid="0408bc90"/>
    </style:style>
    <style:style style:name="P40"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style:font-size-asian="10pt" style:font-size-complex="10pt"/>
    </style:style>
    <style:style style:name="P41"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paragraph-rsid="0449ddb5" style:font-size-asian="10pt" style:font-size-complex="10pt"/>
    </style:style>
    <style:style style:name="P42"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fo:font-style="normal" fo:font-weight="normal" officeooo:rsid="0449ddb5" officeooo:paragraph-rsid="0449ddb5" style:font-size-asian="10pt" style:font-size-complex="10pt"/>
    </style:style>
    <style:style style:name="P43"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fo:font-variant="normal" fo:text-transform="none" fo:color="#222222" style:font-name="Ubuntu1" fo:font-size="10pt" fo:letter-spacing="normal" style:font-size-asian="10pt" style:font-size-complex="10pt"/>
    </style:style>
    <style:style style:name="P44" style:family="paragraph" style:parent-style-name="Preformatted_20_Text">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orphans="2" fo:widows="2" fo:text-indent="0in" style:auto-text-indent="false" fo:background-color="#eeeeee" fo:padding="0in" fo:border="none"/>
      <style:text-properties style:font-name="Ubuntu1" fo:font-size="10pt" style:font-size-asian="10pt" style:font-size-complex="10pt"/>
    </style:style>
    <style:style style:name="P45" style:family="paragraph" style:parent-style-name="_32_._20_Level_20_Indent-first_20_line_20_-_3e_">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3f90ade" officeooo:paragraph-rsid="044fb675" style:font-size-asian="11pt" style:font-size-complex="11pt"/>
    </style:style>
    <style:style style:name="P46" style:family="paragraph" style:parent-style-name="Console">
      <loext:graphic-properties draw:fill="none" draw:fill-color="#999999" draw:fill-image-width="0in" draw:fill-image-height="0in"/>
      <style:paragraph-properties fo:margin-left="0.5618in" fo:margin-right="0in" fo:margin-top="0in" fo:margin-bottom="0in" loext:contextual-spacing="false" fo:text-align="justify" style:justify-single-word="false" fo:keep-together="always" fo:text-indent="0in" style:auto-text-indent="false" fo:background-color="transparent" style:shadow="none">
        <style:tab-stops/>
      </style:paragraph-properties>
      <style:text-properties fo:color="#ffffff" style:font-name="Ubuntu1" fo:font-size="11pt" officeooo:rsid="03ef6627" officeooo:paragraph-rsid="03f0b2f3" fo:background-color="transparent" style:font-size-asian="11pt" style:font-size-complex="11pt" loext:shadow="none"/>
    </style:style>
    <style:style style:name="P47"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e8788"/>
    </style:style>
    <style:style style:name="P48"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1f1fe0"/>
    </style:style>
    <style:style style:name="P49"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428b"/>
    </style:style>
    <style:style style:name="P50"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transparent" style:shadow="none">
        <style:tab-stops/>
      </style:paragraph-properties>
      <style:text-properties officeooo:rsid="041e8788" officeooo:paragraph-rsid="0464e87d"/>
    </style:style>
    <style:style style:name="P51"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1e8788" officeooo:paragraph-rsid="048e2631"/>
    </style:style>
    <style:style style:name="P5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paragraph-rsid="04816611"/>
    </style:style>
    <style:style style:name="P53"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1pt" officeooo:rsid="04332cdd" officeooo:paragraph-rsid="04468ba3" style:font-size-asian="11pt" style:font-size-complex="11pt"/>
    </style:style>
    <style:style style:name="P5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92dc9" officeooo:paragraph-rsid="04492dc9" style:font-size-asian="11pt" style:font-size-complex="11pt"/>
    </style:style>
    <style:style style:name="P55" style:family="paragraph" style:parent-style-name="Console">
      <loext:graphic-properties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tab-stop style:position="0.8161in"/>
          <style:tab-stop style:position="1.0591in"/>
          <style:tab-stop style:position="1.25in"/>
        </style:tab-stops>
      </style:paragraph-properties>
      <style:text-properties fo:font-size="11pt" officeooo:rsid="03ef6627" officeooo:paragraph-rsid="044fb675" style:font-size-asian="11pt" style:font-size-complex="11pt"/>
    </style:style>
    <style:style style:name="P5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1pt" officeooo:rsid="04468ba3" officeooo:paragraph-rsid="04468ba3" style:font-size-asian="11pt" style:font-size-complex="11pt"/>
    </style:style>
    <style:style style:name="P57" style:family="paragraph" style:parent-style-name="Console">
      <loext:graphic-properties draw:fill="solid" draw:fill-color="#eeeeee" draw:fill-image-width="0in" draw:fill-image-height="0in"/>
      <style:paragraph-properties fo:margin-left="0.5618in" fo:margin-right="0in" fo:margin-top="0in" fo:margin-bottom="0in" loext:contextual-spacing="false" fo:line-height="100%" fo:text-align="start" style:justify-single-word="false" fo:keep-together="always" fo:text-indent="0in" style:auto-text-indent="false" fo:background-color="#eeeeee" style:shadow="none">
        <style:tab-stops/>
      </style:paragraph-properties>
      <style:text-properties fo:font-variant="normal" fo:text-transform="none" fo:color="#222222" style:font-name="Ubuntu1" fo:font-size="10pt" fo:letter-spacing="normal" fo:font-style="normal" fo:font-weight="normal" officeooo:rsid="043ea765" officeooo:paragraph-rsid="043ea765" style:font-size-asian="10pt" style:font-size-complex="10pt"/>
    </style:style>
    <style:style style:name="P5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variant="normal" fo:text-transform="none" fo:color="#0000ff" style:font-name="Ubuntu" fo:font-size="9pt" fo:letter-spacing="normal" fo:font-style="normal" fo:font-weight="normal" officeooo:rsid="048a3add" officeooo:paragraph-rsid="04816611" fo:background-color="transparent" style:font-size-asian="9pt" style:font-weight-asian="normal" style:font-size-complex="9pt" style:font-weight-complex="normal"/>
    </style:style>
    <style:style style:name="P5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4d3000" officeooo:paragraph-rsid="044d3000" style:font-size-asian="10pt" style:font-size-complex="10pt"/>
    </style:style>
    <style:style style:name="P6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4d3000" officeooo:paragraph-rsid="044d3000" style:font-size-asian="10pt" style:font-size-complex="10pt"/>
    </style:style>
    <style:style style:name="P6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06fd1" style:font-size-asian="10pt" style:font-size-complex="10pt"/>
    </style:style>
    <style:style style:name="P62"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3"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206fd1" officeooo:paragraph-rsid="0424a523" style:font-size-asian="10pt" style:font-size-complex="10pt"/>
    </style:style>
    <style:style style:name="P6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1f1fe0" style:font-size-asian="10pt" style:font-size-complex="10pt"/>
    </style:style>
    <style:style style:name="P6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8788" officeooo:paragraph-rsid="048013fc" style:font-size-asian="10pt" style:font-size-complex="10pt"/>
    </style:style>
    <style:style style:name="P6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1e8788" officeooo:paragraph-rsid="048e2631" style:font-size-asian="10pt" style:font-size-complex="10pt"/>
    </style:style>
    <style:style style:name="P6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1e90f6" style:font-size-asian="10pt" style:font-size-complex="10pt"/>
    </style:style>
    <style:style style:name="P6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shadow="none">
        <style:tab-stops/>
      </style:paragraph-properties>
      <style:text-properties fo:font-size="10pt" officeooo:rsid="041e90f6" officeooo:paragraph-rsid="048e2631" style:font-size-asian="10pt" style:font-size-complex="10pt"/>
    </style:style>
    <style:style style:name="P69"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d20dd" officeooo:paragraph-rsid="048e2631" style:font-size-asian="10pt" style:font-size-complex="10pt"/>
    </style:style>
    <style:style style:name="P7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73f0" officeooo:paragraph-rsid="048e2631" style:font-size-asian="10pt" style:font-size-complex="10pt"/>
    </style:style>
    <style:style style:name="P7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6fdea" style:font-size-asian="10pt" style:font-size-complex="10pt"/>
    </style:style>
    <style:style style:name="P72"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28d87c" style:font-size-asian="10pt" style:font-size-complex="10pt"/>
    </style:style>
    <style:style style:name="P73"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fo:font-size="10pt" officeooo:rsid="0426fdea" officeooo:paragraph-rsid="04833197" style:font-size-asian="10pt" style:font-size-complex="10pt"/>
    </style:style>
    <style:style style:name="P7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6fdea" officeooo:paragraph-rsid="048e2631" style:font-size-asian="10pt" style:font-size-complex="10pt"/>
    </style:style>
    <style:style style:name="P75"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8e2631" style:font-size-asian="10pt" style:font-size-complex="10pt"/>
    </style:style>
    <style:style style:name="P7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8d87c" officeooo:paragraph-rsid="04bbdd71" style:font-size-asian="10pt" style:font-size-complex="10pt"/>
    </style:style>
    <style:style style:name="P77"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2a01d1" officeooo:paragraph-rsid="048e2631" style:font-size-asian="10pt" style:font-size-complex="10pt"/>
    </style:style>
    <style:style style:name="P7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66551" officeooo:paragraph-rsid="048013fc" style:font-size-asian="10pt" style:font-size-complex="10pt"/>
    </style:style>
    <style:style style:name="P7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add41" officeooo:paragraph-rsid="0476758e" style:font-size-asian="10pt" style:font-size-complex="10pt"/>
    </style:style>
    <style:style style:name="P8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1a528" officeooo:paragraph-rsid="0471a528" style:font-size-asian="10pt" style:font-size-complex="10pt"/>
    </style:style>
    <style:style style:name="P81"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text-indent="0in" style:auto-text-indent="false" fo:background-color="#eeeeee" style:shadow="none">
        <style:tab-stops/>
      </style:paragraph-properties>
      <style:text-properties fo:font-size="10pt" officeooo:rsid="04780143" officeooo:paragraph-rsid="04780143" style:font-size-asian="10pt" style:font-size-complex="10pt"/>
    </style:style>
    <style:style style:name="P8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78169a" officeooo:paragraph-rsid="048e2631" style:font-size-asian="10pt" style:font-size-complex="10pt"/>
    </style:style>
    <style:style style:name="P83"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16611" officeooo:paragraph-rsid="04816611" style:font-size-asian="10pt" style:font-size-complex="10pt"/>
    </style:style>
    <style:style style:name="P84"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8c6f00" officeooo:paragraph-rsid="048c6f00" style:font-size-asian="10pt" style:font-size-complex="10pt"/>
    </style:style>
    <style:style style:name="P85" style:family="paragraph" style:parent-style-name="Consol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fo:background-color="#eeeeee" style:shadow="none">
        <style:tab-stops/>
      </style:paragraph-properties>
      <style:text-properties fo:font-size="10pt" officeooo:rsid="041f1fe0" officeooo:paragraph-rsid="04206fd1" style:font-size-asian="10pt" style:font-size-complex="10pt"/>
    </style:style>
    <style:style style:name="P86"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officeooo:rsid="0464e87d" officeooo:paragraph-rsid="0464e87d" style:font-size-asian="10pt" style:font-size-complex="10pt"/>
    </style:style>
    <style:style style:name="P87" style:family="paragraph" style:parent-style-name="Consol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10pt" fo:font-weight="bold" officeooo:rsid="04316f73" officeooo:paragraph-rsid="043a0175" style:font-size-asian="10pt" style:font-weight-asian="bold" style:font-size-complex="10pt" style:font-weight-complex="bold"/>
    </style:style>
    <style:style style:name="P88"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64e87d"/>
    </style:style>
    <style:style style:name="P89"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64e87d" officeooo:paragraph-rsid="048e2631"/>
    </style:style>
    <style:style style:name="P90"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officeooo:rsid="0477bba7" officeooo:paragraph-rsid="048013fc"/>
    </style:style>
    <style:style style:name="P91" style:family="paragraph" style:parent-style-name="Console">
      <loext:graphic-properties draw:fill="none" draw:fill-image-width="0in" draw:fill-image-height="0in"/>
      <style:paragraph-properties fo:margin-left="0.5618in" fo:margin-right="0in" fo:margin-top="0in" fo:margin-bottom="0in" loext:contextual-spacing="false" fo:text-align="start" style:justify-single-word="false" fo:text-indent="0in" style:auto-text-indent="false" fo:background-color="transparent" style:shadow="none">
        <style:tab-stops/>
      </style:paragraph-properties>
      <style:text-properties officeooo:rsid="047f67cc" officeooo:paragraph-rsid="048013fc"/>
    </style:style>
    <style:style style:name="P92" style:family="paragraph" style:parent-style-name="Console">
      <loext:graphic-properties draw:fill-image-width="0in" draw:fill-image-height="0in"/>
      <style:paragraph-properties fo:margin-left="0.5618in" fo:margin-right="0in" fo:margin-top="0in" fo:margin-bottom="0in" loext:contextual-spacing="false" fo:text-align="start" style:justify-single-word="false" fo:text-indent="0in" style:auto-text-indent="false" style:shadow="none">
        <style:tab-stops/>
      </style:paragraph-properties>
      <style:text-properties fo:font-size="9pt" officeooo:rsid="04816611" officeooo:paragraph-rsid="04816611" style:font-size-asian="9pt" style:font-size-complex="9pt"/>
    </style:style>
    <style:style style:name="P93"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officeooo:rsid="04316f73" officeooo:paragraph-rsid="044fb675"/>
    </style:style>
    <style:style style:name="P94"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text-align="start" style:justify-single-word="false" fo:text-indent="0in" style:auto-text-indent="false" style:page-number="auto" style:shadow="none">
        <style:tab-stops/>
      </style:paragraph-properties>
      <style:text-properties fo:font-weight="bold" officeooo:rsid="04316f73" officeooo:paragraph-rsid="044fb675" style:font-weight-asian="bold" style:font-weight-complex="bold"/>
    </style:style>
    <style:style style:name="P95"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3ea765" style:font-size-asian="10pt" style:font-weight-asian="bold" style:font-size-complex="10pt" style:font-weight-complex="bold"/>
    </style:style>
    <style:style style:name="P96" style:family="paragraph" style:parent-style-name="Console" style:master-page-name="">
      <loext:graphic-properties draw:fill-color="#cccccc" draw:fill-image-width="0in" draw:fill-image-height="0in"/>
      <style:paragraph-properties fo:margin-left="0.5618in" fo:margin-right="0in" fo:margin-top="0in" fo:margin-bottom="0in" loext:contextual-spacing="false" fo:line-height="100%" fo:text-align="start" style:justify-single-word="false" fo:text-indent="0in" style:auto-text-indent="false" style:page-number="auto" style:shadow="none">
        <style:tab-stops/>
      </style:paragraph-properties>
      <style:text-properties style:font-name="Ubuntu1" fo:font-size="10pt" fo:font-weight="bold" officeooo:rsid="04316f73" officeooo:paragraph-rsid="04420631" style:font-size-asian="10pt" style:font-weight-asian="bold" style:font-size-complex="10pt" style:font-weight-complex="bold"/>
    </style:style>
    <style:style style:name="P97"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a9ef5" officeooo:paragraph-rsid="04206fd1" style:font-size-asian="10pt" style:font-size-complex="10pt"/>
    </style:style>
    <style:style style:name="P98" style:family="paragraph" style:parent-style-name="Console" style:master-page-name="">
      <loext:graphic-properties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officeooo:rsid="041e90f6" officeooo:paragraph-rsid="048e2631" style:font-size-asian="10pt" style:font-size-complex="10pt"/>
    </style:style>
    <style:style style:name="P99" style:family="paragraph" style:parent-style-name="Console" style:master-page-name="">
      <loext:graphic-properties draw:fill="solid" draw:fill-color="#eeeeee"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fo:background-color="#eeeeee" style:shadow="none">
        <style:tab-stops/>
      </style:paragraph-properties>
      <style:text-properties fo:font-size="10pt" officeooo:rsid="041d20dd" officeooo:paragraph-rsid="048e2631" style:font-size-asian="10pt" style:font-size-complex="10pt"/>
    </style:style>
    <style:style style:name="P100"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e8788" style:font-size-asian="10pt" style:font-weight-asian="bold" style:font-size-complex="10pt" style:font-weight-complex="bold"/>
    </style:style>
    <style:style style:name="P101" style:family="paragraph" style:parent-style-name="Console" style:master-page-name="">
      <loext:graphic-properties draw:fill-color="#dddddd" draw:fill-image-width="0in" draw:fill-image-height="0in"/>
      <style:paragraph-properties fo:margin-left="0.5618in" fo:margin-right="0in" fo:margin-top="0in" fo:margin-bottom="0in" loext:contextual-spacing="false" fo:text-align="start" style:justify-single-word="false" fo:keep-together="always" fo:text-indent="0in" style:auto-text-indent="false" style:page-number="auto" style:shadow="none">
        <style:tab-stops/>
      </style:paragraph-properties>
      <style:text-properties fo:font-size="10pt" fo:font-weight="bold" officeooo:rsid="041e8788" officeooo:paragraph-rsid="041f1fe0" style:font-size-asian="10pt" style:font-weight-asian="bold" style:font-size-complex="10pt" style:font-weight-complex="bold"/>
    </style:style>
    <style:style style:name="P102" style:family="paragraph" style:parent-style-name="List_20_with_20_explanation">
      <style:text-properties officeooo:paragraph-rsid="041547c5"/>
    </style:style>
    <style:style style:name="P103" style:family="paragraph" style:parent-style-name="List_20_with_20_explanation">
      <style:text-properties officeooo:paragraph-rsid="044fb675"/>
    </style:style>
    <style:style style:name="P104" style:family="paragraph" style:parent-style-name="Console">
      <loext:graphic-properties draw:fill-color="#eeeeee"/>
      <style:paragraph-properties fo:margin-top="0in" fo:margin-bottom="0in" loext:contextual-spacing="false"/>
      <style:text-properties style:use-window-font-color="true" fo:font-size="11pt" officeooo:rsid="03ef6627" officeooo:paragraph-rsid="044fb675" style:font-size-asian="11pt" style:font-size-complex="11pt"/>
    </style:style>
    <style:style style:name="P105" style:family="paragraph" style:parent-style-name="Console">
      <loext:graphic-properties draw:fill-color="#eeeeee"/>
      <style:paragraph-properties fo:margin-top="0in" fo:margin-bottom="0in" loext:contextual-spacing="false"/>
      <style:text-properties style:use-window-font-color="true" fo:font-size="11pt" fo:font-weight="normal" officeooo:rsid="03ef6627" officeooo:paragraph-rsid="044fb675" style:font-size-asian="11pt" style:font-weight-asian="normal" style:font-size-complex="11pt" style:font-weight-complex="normal"/>
    </style:style>
    <style:style style:name="P106"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07" style:family="paragraph" style:parent-style-name="Console">
      <loext:graphic-properties draw:fill-color="#eeeeee"/>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monospace" fo:font-size="11pt" fo:font-weight="normal" officeooo:rsid="0405f00f" officeooo:paragraph-rsid="044fb675" fo:background-color="transparent" style:font-size-asian="11pt" style:font-weight-asian="normal" style:font-size-complex="11pt" style:font-weight-complex="normal" loext:shadow="none"/>
    </style:style>
    <style:style style:name="P108" style:family="paragraph" style:parent-style-name="Console">
      <loext:graphic-properties draw:fill-color="#eeeeee"/>
      <style:paragraph-properties fo:margin-top="0in" fo:margin-bottom="0in" loext:contextual-spacing="false"/>
      <style:text-properties style:use-window-font-color="true" style:font-name="Ubuntu1" fo:font-size="10pt" officeooo:rsid="0408bc90" officeooo:paragraph-rsid="040a8fda" fo:background-color="transparent" style:font-size-asian="10pt" style:font-size-complex="10pt" loext:shadow="none"/>
    </style:style>
    <style:style style:name="P109"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ef6627" fo:background-color="transparent" style:font-size-asian="10pt" style:font-size-complex="10pt" loext:shadow="none"/>
    </style:style>
    <style:style style:name="P110"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0b2f3" fo:background-color="transparent" style:font-size-asian="10pt" style:font-size-complex="10pt" loext:shadow="none"/>
    </style:style>
    <style:style style:name="P111" style:family="paragraph" style:parent-style-name="Console">
      <loext:graphic-properties draw:fill-color="#eeeeee"/>
      <style:paragraph-properties fo:margin-top="0in" fo:margin-bottom="0in" loext:contextual-spacing="false"/>
      <style:text-properties style:use-window-font-color="true" style:font-name="Ubuntu1" fo:font-size="10pt" officeooo:rsid="03ef6627" officeooo:paragraph-rsid="03f18328" fo:background-color="transparent" style:font-size-asian="10pt" style:font-size-complex="10pt" loext:shadow="none"/>
    </style:style>
    <style:style style:name="P112"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035cd" fo:background-color="transparent" style:font-size-asian="10pt" style:font-size-complex="10pt" loext:shadow="none"/>
    </style:style>
    <style:style style:name="P113"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35cd" officeooo:paragraph-rsid="03f18328" fo:background-color="transparent" style:font-size-asian="10pt" style:font-size-complex="10pt" loext:shadow="none"/>
    </style:style>
    <style:style style:name="P114" style:family="paragraph" style:parent-style-name="Console">
      <loext:graphic-properties draw:fill-color="#eeeeee"/>
      <style:paragraph-properties fo:margin-top="0in" fo:margin-bottom="0in" loext:contextual-spacing="false"/>
      <style:text-properties style:use-window-font-color="true" style:font-name="Ubuntu1" fo:font-size="10pt" officeooo:rsid="03f0b2f3" officeooo:paragraph-rsid="03f0b2f3" fo:background-color="transparent" style:font-size-asian="10pt" style:font-size-complex="10pt" loext:shadow="none"/>
    </style:style>
    <style:style style:name="P115" style:family="paragraph" style:parent-style-name="Console">
      <loext:graphic-properties draw:fill-color="#eeeeee"/>
      <style:paragraph-properties fo:margin-top="0in" fo:margin-bottom="0in" loext:contextual-spacing="false"/>
      <style:text-properties style:use-window-font-color="true" style:font-name="Ubuntu1" fo:font-size="10pt" officeooo:rsid="03f24498" officeooo:paragraph-rsid="03f24498" fo:background-color="transparent" style:font-size-asian="10pt" style:font-size-complex="10pt" loext:shadow="none"/>
    </style:style>
    <style:style style:name="P116" style:family="paragraph" style:parent-style-name="Console">
      <loext:graphic-properties draw:fill-color="#eeeeee"/>
      <style:paragraph-properties fo:margin-top="0in" fo:margin-bottom="0in" loext:contextual-spacing="false"/>
      <style:text-properties style:use-window-font-color="true" style:font-name="Ubuntu1" fo:font-size="10pt" officeooo:rsid="04186a9d" officeooo:paragraph-rsid="04186a9d" fo:background-color="transparent" style:font-size-asian="10pt" style:font-size-complex="10pt" loext:shadow="none"/>
    </style:style>
    <style:style style:name="P117" style:family="paragraph" style:parent-style-name="Console">
      <loext:graphic-properties draw:fill-color="#eeeeee"/>
      <style:paragraph-properties fo:margin-top="0in" fo:margin-bottom="0in" loext:contextual-spacing="false"/>
      <style:text-properties style:use-window-font-color="true" style:font-name="Ubuntu1" fo:font-size="10pt" officeooo:rsid="049d9c3b" officeooo:paragraph-rsid="049d9c3b" fo:background-color="transparent" style:font-size-asian="10pt" style:font-size-complex="10pt" loext:shadow="none"/>
    </style:style>
    <style:style style:name="P118" style:family="paragraph" style:parent-style-name="Console">
      <loext:graphic-properties draw:fill="none" draw:fill-color="#eeeeee"/>
      <style:paragraph-properties fo:margin-top="0in" fo:margin-bottom="0in" loext:contextual-spacing="false" fo:background-color="transparent"/>
      <style:text-properties style:use-window-font-color="true" style:font-name="Ubuntu1" fo:font-size="10pt" officeooo:rsid="049d9c3b" officeooo:paragraph-rsid="049d9c3b" fo:background-color="transparent" style:font-size-asian="10pt" style:font-size-complex="10pt" loext:shadow="none"/>
    </style:style>
    <style:style style:name="P119" style:family="paragraph" style:parent-style-name="Console">
      <loext:graphic-properties draw:fill-color="#eeeeee"/>
      <style:paragraph-properties fo:margin-top="0in" fo:margin-bottom="0in" loext:contextual-spacing="false"/>
      <style:text-properties style:use-window-font-color="true" style:font-name="Ubuntu1" fo:font-size="10pt" officeooo:rsid="04a39842" officeooo:paragraph-rsid="04a39842" fo:background-color="transparent" style:font-size-asian="10pt" style:font-size-complex="10pt" loext:shadow="none"/>
    </style:style>
    <style:style style:name="P120" style:family="paragraph" style:parent-style-name="Console">
      <loext:graphic-properties draw:fill-color="#eeeeee"/>
      <style:paragraph-properties fo:margin-top="0in" fo:margin-bottom="0in" loext:contextual-spacing="false"/>
      <style:text-properties style:use-window-font-color="true" style:font-name="Ubuntu1" fo:font-size="10pt" officeooo:rsid="04a42af0" officeooo:paragraph-rsid="04a42af0" fo:background-color="transparent" style:font-size-asian="10pt" style:font-size-complex="10pt" loext:shadow="none"/>
    </style:style>
    <style:style style:name="P121" style:family="paragraph" style:parent-style-name="Console">
      <loext:graphic-properties draw:fill-color="#eeeeee"/>
      <style:paragraph-properties fo:margin-top="0in" fo:margin-bottom="0in" loext:contextual-spacing="false"/>
      <style:text-properties style:use-window-font-color="true" style:font-name="Ubuntu1" fo:font-size="10pt" officeooo:rsid="04adfd2d" officeooo:paragraph-rsid="04b12bd9" fo:background-color="transparent" style:font-size-asian="10pt" style:font-size-complex="10pt" loext:shadow="none"/>
    </style:style>
    <style:style style:name="P122"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337dd" fo:background-color="transparent" style:font-size-asian="10pt"/>
    </style:style>
    <style:style style:name="P123" style:family="paragraph" style:parent-style-name="Console">
      <loext:graphic-properties draw:fill-color="#eeeeee"/>
      <style:paragraph-properties fo:margin-top="0in" fo:margin-bottom="0in" loext:contextual-spacing="false"/>
      <style:text-properties style:use-window-font-color="true" style:font-name="Ubuntu1" fo:font-size="10pt" officeooo:rsid="04b337dd" officeooo:paragraph-rsid="04b62d13" fo:background-color="transparent" style:font-size-asian="10pt"/>
    </style:style>
    <style:style style:name="P124" style:family="paragraph" style:parent-style-name="Console">
      <loext:graphic-properties draw:fill-color="#eeeeee"/>
      <style:paragraph-properties fo:margin-top="0in" fo:margin-bottom="0in" loext:contextual-spacing="false"/>
      <style:text-properties style:use-window-font-color="true" style:font-name="Ubuntu1" fo:font-size="10pt" officeooo:rsid="040a8fda" officeooo:paragraph-rsid="040a8fda" style:font-size-asian="10pt" style:font-size-complex="10pt"/>
    </style:style>
    <style:style style:name="P125"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b9052" officeooo:paragraph-rsid="040b9052" fo:background-color="transparent" style:font-size-asian="10pt" style:font-weight-asian="normal" style:font-size-complex="10pt" style:font-weight-complex="normal" loext:shadow="none"/>
    </style:style>
    <style:style style:name="P126"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b9052" fo:background-color="transparent" style:font-size-asian="10pt" style:font-weight-asian="normal" style:font-size-complex="10pt" style:font-weight-complex="normal" loext:shadow="none"/>
    </style:style>
    <style:style style:name="P127" style:family="paragraph" style:parent-style-name="Console">
      <loext:graphic-properties draw:fill-color="#eeeeee"/>
      <style:paragraph-properties fo:margin-top="0in" fo:margin-bottom="0in" loext:contextual-spacing="false"/>
      <style:text-properties style:use-window-font-color="true" style:font-name="Ubuntu1" fo:font-size="10pt" fo:font-weight="normal" officeooo:rsid="0408bc90" officeooo:paragraph-rsid="040d5537" fo:background-color="transparent" style:font-size-asian="10pt" style:font-weight-asian="normal" style:font-size-complex="10pt" style:font-weight-complex="normal" loext:shadow="none"/>
    </style:style>
    <style:style style:name="P128" style:family="paragraph" style:parent-style-name="Console">
      <loext:graphic-properties draw:fill-color="#eeeeee"/>
      <style:paragraph-properties fo:margin-top="0in" fo:margin-bottom="0in" loext:contextual-spacing="false"/>
      <style:text-properties officeooo:rsid="048e4bf4" officeooo:paragraph-rsid="048e4bf4"/>
    </style:style>
    <style:style style:name="P129" style:family="paragraph" style:parent-style-name="Console">
      <loext:graphic-properties draw:fill-color="#eeeeee"/>
      <style:paragraph-properties fo:margin-top="0in" fo:margin-bottom="0in" loext:contextual-spacing="false"/>
      <style:text-properties officeooo:rsid="0493bbd1" officeooo:paragraph-rsid="0493bbd1"/>
    </style:style>
    <style:style style:name="P130" style:family="paragraph" style:parent-style-name="Console">
      <loext:graphic-properties draw:fill-color="#eeeeee"/>
      <style:paragraph-properties fo:margin-top="0in" fo:margin-bottom="0in" loext:contextual-spacing="false"/>
      <style:text-properties officeooo:rsid="0493bbd1" officeooo:paragraph-rsid="049accbf"/>
    </style:style>
    <style:style style:name="P131" style:family="paragraph" style:parent-style-name="Console">
      <loext:graphic-properties draw:fill-color="#eeeeee"/>
      <style:paragraph-properties fo:margin-top="0in" fo:margin-bottom="0in" loext:contextual-spacing="false"/>
      <style:text-properties officeooo:rsid="0493bbd1" officeooo:paragraph-rsid="049d9c3b"/>
    </style:style>
    <style:style style:name="P132" style:family="paragraph" style:parent-style-name="Console">
      <loext:graphic-properties draw:fill-color="#eeeeee"/>
      <style:paragraph-properties fo:margin-top="0in" fo:margin-bottom="0in" loext:contextual-spacing="false"/>
      <style:text-properties officeooo:rsid="0493bbd1" officeooo:paragraph-rsid="04a39842"/>
    </style:style>
    <style:style style:name="P133" style:family="paragraph" style:parent-style-name="Console">
      <loext:graphic-properties draw:fill-color="#eeeeee"/>
      <style:paragraph-properties fo:margin-top="0in" fo:margin-bottom="0in" loext:contextual-spacing="false"/>
      <style:text-properties officeooo:rsid="0493bbd1" officeooo:paragraph-rsid="04a42af0"/>
    </style:style>
    <style:style style:name="P134" style:family="paragraph" style:parent-style-name="Console">
      <loext:graphic-properties draw:fill-color="#eeeeee"/>
      <style:paragraph-properties fo:margin-top="0in" fo:margin-bottom="0in" loext:contextual-spacing="false"/>
      <style:text-properties officeooo:rsid="0493bbd1" officeooo:paragraph-rsid="04a53537"/>
    </style:style>
    <style:style style:name="P135" style:family="paragraph" style:parent-style-name="Console">
      <loext:graphic-properties draw:fill-color="#eeeeee"/>
      <style:paragraph-properties fo:margin-top="0in" fo:margin-bottom="0in" loext:contextual-spacing="false"/>
      <style:text-properties officeooo:rsid="04a53537" officeooo:paragraph-rsid="04a53537"/>
    </style:style>
    <style:style style:name="P136" style:family="paragraph" style:parent-style-name="Console">
      <loext:graphic-properties draw:fill-color="#eeeeee"/>
      <style:paragraph-properties fo:margin-top="0in" fo:margin-bottom="0in" loext:contextual-spacing="false"/>
      <style:text-properties officeooo:rsid="04a42af0" officeooo:paragraph-rsid="04a42af0"/>
    </style:style>
    <style:style style:name="P137" style:family="paragraph" style:parent-style-name="Console">
      <loext:graphic-properties draw:fill-color="#eeeeee"/>
      <style:paragraph-properties fo:margin-top="0in" fo:margin-bottom="0in" loext:contextual-spacing="false"/>
      <style:text-properties fo:font-variant="normal" fo:text-transform="none" fo:color="#000000" style:font-name="Comic Sans MS" fo:font-size="12pt" fo:letter-spacing="normal" fo:font-style="normal" fo:font-weight="normal" officeooo:rsid="049f02f1" officeooo:paragraph-rsid="04adfd2d" fo:background-color="transparent" style:font-size-asian="10.5pt"/>
    </style:style>
    <style:style style:name="P138" style:family="paragraph" style:parent-style-name="Console" style:master-page-name="">
      <loext:graphic-properties draw:fill-color="#eeeeee"/>
      <style:paragraph-properties fo:margin-top="0in" fo:margin-bottom="0in" loext:contextual-spacing="false"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39" style:family="paragraph" style:parent-style-name="Console" style:master-page-name="">
      <loext:graphic-properties draw:fill-color="#eeeeee"/>
      <style:paragraph-properties fo:margin-top="0in" fo:margin-bottom="0in" loext:contextual-spacing="false" fo:keep-together="auto" style:page-number="auto">
        <style:tab-stops>
          <style:tab-stop style:position="0.8161in"/>
          <style:tab-stop style:position="1.0591in"/>
          <style:tab-stop style:position="1.25in"/>
        </style:tab-stops>
      </style:paragraph-properties>
      <style:text-properties style:use-window-font-color="true" style:font-name="monospace" fo:font-size="11pt" fo:font-weight="normal" officeooo:rsid="03ef6627" officeooo:paragraph-rsid="044fb675" fo:background-color="transparent" style:font-size-asian="11pt" style:font-weight-asian="normal" style:font-size-complex="11pt" style:font-weight-complex="normal" loext:shadow="none"/>
    </style:style>
    <style:style style:name="P140" style:family="paragraph" style:parent-style-name="Console" style:master-page-name="">
      <loext:graphic-properties draw:fill-color="#eeeeee"/>
      <style:paragraph-properties fo:margin-top="0in" fo:margin-bottom="0in" loext:contextual-spacing="false" style:page-number="auto"/>
      <style:text-properties style:use-window-font-color="true" style:font-name="Ubuntu1" fo:font-size="10pt" officeooo:rsid="0408bc90" officeooo:paragraph-rsid="040a8fda" fo:background-color="transparent" style:font-size-asian="10pt" style:font-size-complex="10pt" loext:shadow="none"/>
    </style:style>
    <style:style style:name="P141" style:family="paragraph" style:parent-style-name="List_20_with_20_explanation">
      <loext:graphic-properties draw:fill-color="#999999"/>
      <style:paragraph-properties fo:margin-top="0in" fo:margin-bottom="0in" loext:contextual-spacing="false">
        <style:tab-stops>
          <style:tab-stop style:position="0.8161in"/>
          <style:tab-stop style:position="1.0591in"/>
          <style:tab-stop style:position="1.25in"/>
        </style:tab-stops>
      </style:paragraph-properties>
      <style:text-properties fo:color="#ffffff" style:font-name="Ubuntu1" fo:font-size="10pt" fo:font-weight="bold" officeooo:rsid="03fc59fa" officeooo:paragraph-rsid="043a0175" fo:background-color="transparent" style:font-size-asian="10pt" style:font-weight-asian="bold" style:font-size-complex="10pt" style:font-weight-complex="bold" loext:shadow="none"/>
    </style:style>
    <style:style style:name="P142" style:family="paragraph" style:parent-style-name="_32_._20_Level_20_Indent-first_20_line_20_-_3e_" style:master-page-name="">
      <style:paragraph-properties style:page-number="auto"/>
      <style:text-properties officeooo:rsid="03f7f0f7" officeooo:paragraph-rsid="044fb675"/>
    </style:style>
    <style:style style:name="P143" style:family="paragraph" style:parent-style-name="_31_._20_Level_20_Indent-first_20_line_20_-_3e_">
      <style:text-properties officeooo:rsid="043a6898" officeooo:paragraph-rsid="043a6898"/>
    </style:style>
    <style:style style:name="P144" style:family="paragraph" style:parent-style-name="_31_._20_Level_20_Indent-first_20_line_20_-_3e_">
      <style:text-properties officeooo:rsid="043b7f7f" officeooo:paragraph-rsid="043b7f7f"/>
    </style:style>
    <style:style style:name="P145" style:family="paragraph" style:parent-style-name="_31_._20_Level_20_Indent-first_20_line_20_-_3e_">
      <style:text-properties officeooo:rsid="043d83f6" officeooo:paragraph-rsid="043d83f6"/>
    </style:style>
    <style:style style:name="P146" style:family="paragraph" style:parent-style-name="_31_._20_Level_20_Indent-first_20_line_20_-_3e_">
      <style:text-properties officeooo:rsid="043dd4c8" officeooo:paragraph-rsid="043dd4c8"/>
    </style:style>
    <style:style style:name="P147" style:family="paragraph" style:parent-style-name="_31_._20_Level_20_Indent-first_20_line_20_-_3e_">
      <style:text-properties officeooo:rsid="0440e055" officeooo:paragraph-rsid="0440e055"/>
    </style:style>
    <style:style style:name="P148" style:family="paragraph" style:parent-style-name="_31_._20_Level_20_Indent-first_20_line_20_-_3e_">
      <style:text-properties officeooo:rsid="0440e055" officeooo:paragraph-rsid="0446e59c"/>
    </style:style>
    <style:style style:name="P149" style:family="paragraph" style:parent-style-name="_31_._20_Level_20_Indent-first_20_line_20_-_3e_">
      <style:text-properties officeooo:rsid="0445d2c3" officeooo:paragraph-rsid="0445d2c3"/>
    </style:style>
    <style:style style:name="P150" style:family="paragraph" style:parent-style-name="_31_._20_Level_20_Indent-first_20_line_20_-_3e_">
      <style:text-properties officeooo:rsid="0446e59c" officeooo:paragraph-rsid="0446e59c"/>
    </style:style>
    <style:style style:name="P151" style:family="paragraph" style:parent-style-name="_31_._20_Level_20_Indent-first_20_line_20_-_3e_">
      <style:text-properties officeooo:rsid="0447bddb" officeooo:paragraph-rsid="0447bddb"/>
    </style:style>
    <style:style style:name="P152" style:family="paragraph" style:parent-style-name="_31_._20_Level_20_Indent-first_20_line_20_-_3e_">
      <style:text-properties officeooo:rsid="044b45c1" officeooo:paragraph-rsid="044b45c1"/>
    </style:style>
    <style:style style:name="P153" style:family="paragraph" style:parent-style-name="_31_._20_Level_20_Indent-first_20_line_20_-_3e_">
      <style:text-properties officeooo:rsid="0486a831" officeooo:paragraph-rsid="0486a831"/>
    </style:style>
    <style:style style:name="P154" style:family="paragraph" style:parent-style-name="_31_._20_Level_20_Indent-first_20_line_20_-_3e_" style:master-page-name="">
      <loext:graphic-properties draw:fill="none" draw:fill-image-width="0in" draw:fill-image-height="0in"/>
      <style:paragraph-properties fo:margin-left="0.3118in" fo:margin-right="0in" fo:text-align="justify" style:justify-single-word="false" fo:text-indent="0in" style:auto-text-indent="false" style:page-number="auto" fo:background-color="transparent" style:shadow="none">
        <style:tab-stops/>
      </style:paragraph-properties>
      <style:text-properties officeooo:rsid="0440e055" officeooo:paragraph-rsid="0440e055"/>
    </style:style>
    <style:style style:name="P155" style:family="paragraph" style:parent-style-name="List_20_with_20_explanation" style:list-style-name="L1">
      <style:text-properties fo:font-weight="bold" style:font-weight-asian="bold" style:font-weight-complex="bold"/>
    </style:style>
    <style:style style:name="P156" style:family="paragraph" style:parent-style-name="List_20_with_20_explanation">
      <loext:graphic-properties draw:fill-color="#999999"/>
      <style:paragraph-properties fo:margin-top="0in" fo:margin-bottom="0in" loext:contextual-spacing="false">
        <style:tab-stops>
          <style:tab-stop style:position="0.8161in"/>
          <style:tab-stop style:position="1.0591in"/>
          <style:tab-stop style:position="1.25in"/>
        </style:tab-stops>
      </style:paragraph-properties>
      <style:text-properties style:use-window-font-color="true" style:font-name="Ubuntu1" fo:font-size="10pt" fo:font-weight="normal" officeooo:rsid="040b9052" officeooo:paragraph-rsid="043a0175" fo:background-color="transparent" style:font-size-asian="10pt" style:font-weight-asian="normal" style:font-size-complex="10pt" style:font-weight-complex="normal" loext:shadow="none"/>
    </style:style>
    <style:style style:name="P157"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3ef6627" officeooo:paragraph-rsid="03ef6627"/>
    </style:style>
    <style:style style:name="P158" style:family="paragraph" style:parent-style-name="_31_._20_Level_20_Subtitle">
      <style:text-properties officeooo:rsid="03f7f0f7" officeooo:paragraph-rsid="043a0175"/>
    </style:style>
    <style:style style:name="P159" style:family="paragraph" style:parent-style-name="_31_._20_Level_20_Subtitle">
      <style:paragraph-properties fo:break-before="page"/>
      <style:text-properties officeooo:rsid="041a9ef5" officeooo:paragraph-rsid="041a9ef5"/>
    </style:style>
    <style:style style:name="P160" style:family="paragraph" style:parent-style-name="_31_._20_Level_20_Subtitle">
      <style:paragraph-properties fo:break-before="page"/>
      <style:text-properties officeooo:rsid="03ef6627" officeooo:paragraph-rsid="03ef6627"/>
    </style:style>
    <style:style style:name="P161" style:family="paragraph" style:parent-style-name="_31_._20_Level_20_Subtitle">
      <style:paragraph-properties fo:break-before="page"/>
      <style:text-properties officeooo:rsid="03f7f0f7" officeooo:paragraph-rsid="04316f73"/>
    </style:style>
    <style:style style:name="P162" style:family="paragraph" style:parent-style-name="Main_20_title" style:master-page-name="Standard">
      <style:paragraph-properties style:page-number="auto"/>
      <style:text-properties officeooo:rsid="03e438e1" officeooo:paragraph-rsid="03e438e1"/>
    </style:style>
    <style:style style:name="P163" style:family="paragraph" style:parent-style-name="_32_._20_Level_20_Subtitle" style:list-style-name="Sajat_20_szamozas">
      <style:text-properties officeooo:rsid="03e7d8cc" officeooo:paragraph-rsid="03e7d8cc"/>
    </style:style>
    <style:style style:name="P164" style:family="paragraph" style:parent-style-name="_32_._20_Level_20_Subtitle">
      <style:text-properties officeooo:paragraph-rsid="04bce850"/>
    </style:style>
    <style:style style:name="P165" style:family="paragraph" style:parent-style-name="_32_._20_Level_20_Subtitle">
      <style:text-properties officeooo:paragraph-rsid="047f67cc"/>
    </style:style>
    <style:style style:name="P166" style:family="paragraph" style:parent-style-name="_32_._20_Level_20_Subtitle">
      <style:text-properties officeooo:rsid="047f67cc" officeooo:paragraph-rsid="047f67cc"/>
    </style:style>
    <style:style style:name="P167" style:family="paragraph" style:parent-style-name="_32_._20_Level_20_Subtitle">
      <style:text-properties officeooo:rsid="04816611" officeooo:paragraph-rsid="04816611"/>
    </style:style>
    <style:style style:name="P168" style:family="paragraph" style:parent-style-name="_32_._20_Level_20_Subtitle">
      <style:text-properties officeooo:rsid="044e156e" officeooo:paragraph-rsid="044e156e"/>
    </style:style>
    <style:style style:name="P169" style:family="paragraph" style:parent-style-name="_32_._20_Level_20_Subtitle" style:list-style-name="">
      <style:paragraph-properties fo:text-align="start" style:justify-single-word="false" fo:keep-together="always">
        <style:tab-stops>
          <style:tab-stop style:position="0in"/>
          <style:tab-stop style:position="0.7in"/>
        </style:tab-stops>
      </style:paragraph-properties>
      <style:text-properties officeooo:rsid="044e156e" officeooo:paragraph-rsid="044e156e"/>
    </style:style>
    <style:style style:name="P170" style:family="paragraph" style:parent-style-name="_32_._20_Level_20_Subtitle">
      <style:text-properties officeooo:rsid="043bde00" officeooo:paragraph-rsid="043bde00"/>
    </style:style>
    <style:style style:name="P171" style:family="paragraph" style:parent-style-name="_32_._20_Level_20_Subtitle">
      <style:text-properties officeooo:rsid="048e4bf4" officeooo:paragraph-rsid="048e4bf4"/>
    </style:style>
    <style:style style:name="P172" style:family="paragraph" style:parent-style-name="_32_._20_Level_20_Subtitle">
      <style:text-properties officeooo:rsid="048eee20" officeooo:paragraph-rsid="048eee20"/>
    </style:style>
    <style:style style:name="P173" style:family="paragraph" style:parent-style-name="_32_._20_Level_20_Subtitle">
      <style:text-properties officeooo:rsid="048eee20" officeooo:paragraph-rsid="04973000"/>
    </style:style>
    <style:style style:name="P174" style:family="paragraph" style:parent-style-name="_32_._20_Level_20_Subtitle">
      <style:text-properties officeooo:rsid="049b29e2" officeooo:paragraph-rsid="049b29e2"/>
    </style:style>
    <style:style style:name="P175" style:family="paragraph" style:parent-style-name="_32_._20_Level_20_Subtitle">
      <style:text-properties officeooo:rsid="04a4471e" officeooo:paragraph-rsid="04a4471e"/>
    </style:style>
    <style:style style:name="P176" style:family="paragraph" style:parent-style-name="_32_._20_Level_20_Subtitle">
      <style:paragraph-properties fo:break-before="page"/>
      <style:text-properties officeooo:rsid="044e156e" officeooo:paragraph-rsid="044e156e"/>
    </style:style>
    <style:style style:name="P177" style:family="paragraph" style:parent-style-name="_31_._20_Level_20_Indent-first_20_line_20_-_3e_" style:list-style-name="L2">
      <style:text-properties officeooo:rsid="043b7f7f" officeooo:paragraph-rsid="043b7f7f"/>
    </style:style>
    <style:style style:name="P178" style:family="paragraph" style:parent-style-name="_31_._20_Level_20_Indent-first_20_line_20_-_3e_" style:list-style-name="L2">
      <style:text-properties officeooo:rsid="043b7f7f" officeooo:paragraph-rsid="043bde00"/>
    </style:style>
    <style:style style:name="P179" style:family="paragraph" style:parent-style-name="_31_._20_Level_20_Indent-first_20_line_20_-_3e_" style:list-style-name="L3">
      <style:text-properties officeooo:rsid="0447bddb" officeooo:paragraph-rsid="0447bddb"/>
    </style:style>
    <style:style style:name="P180" style:family="paragraph" style:parent-style-name="_33_._20_Level_20_Subtitle">
      <style:text-properties officeooo:rsid="047f67cc" officeooo:paragraph-rsid="047f67cc"/>
    </style:style>
    <style:style style:name="P181" style:family="paragraph" style:parent-style-name="_33_._20_Level_20_Subtitle">
      <style:text-properties officeooo:rsid="041f1fe0" officeooo:paragraph-rsid="041f1fe0"/>
    </style:style>
    <style:style style:name="P182" style:family="paragraph" style:parent-style-name="_33_._20_Level_20_Subtitle">
      <style:text-properties officeooo:rsid="048c1c93" officeooo:paragraph-rsid="048c1c93"/>
    </style:style>
    <style:style style:name="P183" style:family="paragraph" style:parent-style-name="_33_._20_Level_20_Subtitle">
      <style:text-properties officeooo:rsid="04833197" officeooo:paragraph-rsid="04833197"/>
    </style:style>
    <style:style style:name="P184" style:family="paragraph" style:parent-style-name="_33_._20_Level_20_Subtitle">
      <style:text-properties officeooo:rsid="04625993" officeooo:paragraph-rsid="04625993"/>
    </style:style>
    <style:style style:name="P185" style:family="paragraph" style:parent-style-name="_33_._20_Level_20_Subtitle">
      <style:text-properties officeooo:rsid="0464e87d" officeooo:paragraph-rsid="0464e87d"/>
    </style:style>
    <style:style style:name="P186" style:family="paragraph" style:parent-style-name="_33_._20_Level_20_Subtitle" style:list-style-name="Sajat_20_szamozas">
      <style:text-properties officeooo:rsid="0408bc90" officeooo:paragraph-rsid="040a8fda"/>
    </style:style>
    <style:style style:name="P187" style:family="paragraph" style:parent-style-name="_33_._20_Level_20_Subtitle" style:list-style-name="Sajat_20_szamozas">
      <style:text-properties officeooo:rsid="03ef6627" officeooo:paragraph-rsid="03ef6627"/>
    </style:style>
    <style:style style:name="P188" style:family="paragraph" style:parent-style-name="_33_._20_Level_20_Subtitle" style:list-style-name="Sajat_20_szamozas">
      <style:text-properties officeooo:rsid="03ef6627" officeooo:paragraph-rsid="03f0b2f3"/>
    </style:style>
    <style:style style:name="P189" style:family="paragraph" style:parent-style-name="_33_._20_Level_20_Subtitle" style:list-style-name="Sajat_20_szamozas">
      <style:text-properties officeooo:rsid="03f0b2f3" officeooo:paragraph-rsid="03f0b2f3"/>
    </style:style>
    <style:style style:name="P190" style:family="paragraph" style:parent-style-name="_33_._20_Level_20_Subtitle" style:list-style-name="Sajat_20_szamozas">
      <style:text-properties officeooo:rsid="04132a94" officeooo:paragraph-rsid="041418c8"/>
    </style:style>
    <style:style style:name="T1" style:family="text">
      <style:text-properties fo:font-weight="bold" style:font-weight-asian="bold" style:font-weight-complex="bold"/>
    </style:style>
    <style:style style:name="T2" style:family="text">
      <style:text-properties fo:font-weight="bold" officeooo:rsid="03e99392" style:font-weight-asian="bold" style:font-weight-complex="bold"/>
    </style:style>
    <style:style style:name="T3" style:family="text">
      <style:text-properties fo:font-weight="bold" officeooo:rsid="03f7f0f7" style:font-weight-asian="bold" style:font-weight-complex="bold"/>
    </style:style>
    <style:style style:name="T4" style:family="text">
      <style:text-properties fo:font-weight="bold" officeooo:rsid="0449ddb5" style:font-weight-asian="bold" style:font-weight-complex="bold"/>
    </style:style>
    <style:style style:name="T5" style:family="text">
      <style:text-properties fo:font-weight="bold" officeooo:rsid="04734c1b" style:font-weight-asian="bold" style:font-weight-complex="bold"/>
    </style:style>
    <style:style style:name="T6" style:family="text">
      <style:text-properties fo:font-weight="bold" officeooo:rsid="0474b16f" style:font-weight-asian="bold" style:font-weight-complex="bold"/>
    </style:style>
    <style:style style:name="T7" style:family="text">
      <style:text-properties fo:font-weight="bold" officeooo:rsid="0471a528" style:font-weight-asian="bold" style:font-weight-complex="bold"/>
    </style:style>
    <style:style style:name="T8" style:family="text">
      <style:text-properties fo:font-weight="bold" officeooo:rsid="04770730" style:font-weight-asian="bold" style:font-weight-complex="bold"/>
    </style:style>
    <style:style style:name="T9" style:family="text">
      <style:text-properties fo:font-weight="bold" officeooo:rsid="047baf5f" style:font-weight-asian="bold" style:font-weight-complex="bold"/>
    </style:style>
    <style:style style:name="T10" style:family="text">
      <style:text-properties fo:font-weight="bold" officeooo:rsid="048013fc" style:font-weight-asian="bold" style:font-weight-complex="bold"/>
    </style:style>
    <style:style style:name="T11" style:family="text">
      <style:text-properties fo:font-weight="bold" officeooo:rsid="0464428b" style:font-weight-asian="bold" style:font-weight-complex="bold"/>
    </style:style>
    <style:style style:name="T12" style:family="text">
      <style:text-properties fo:font-weight="bold" officeooo:rsid="0486d84a" style:font-weight-asian="bold" style:font-weight-complex="bold"/>
    </style:style>
    <style:style style:name="T13" style:family="text">
      <style:text-properties fo:font-weight="bold" officeooo:rsid="049c7c82"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officeooo:rsid="03e6c6be"/>
    </style:style>
    <style:style style:name="T16" style:family="text">
      <style:text-properties officeooo:rsid="03e77b27"/>
    </style:style>
    <style:style style:name="T17" style:family="text">
      <style:text-properties officeooo:rsid="03e7d8cc"/>
    </style:style>
    <style:style style:name="T18" style:family="text">
      <style:text-properties officeooo:rsid="03e99392"/>
    </style:style>
    <style:style style:name="T19" style:family="text">
      <style:text-properties officeooo:rsid="03ea5c6d"/>
    </style:style>
    <style:style style:name="T20" style:family="text">
      <style:text-properties officeooo:rsid="03ec43bc"/>
    </style:style>
    <style:style style:name="T21" style:family="text">
      <style:text-properties officeooo:rsid="03ed7837"/>
    </style:style>
    <style:style style:name="T22" style:family="text">
      <style:text-properties officeooo:rsid="03ee3b6b"/>
    </style:style>
    <style:style style:name="T23" style:family="text">
      <style:text-properties officeooo:rsid="03f035cd"/>
    </style:style>
    <style:style style:name="T24" style:family="text">
      <style:text-properties officeooo:rsid="03f18328"/>
    </style:style>
    <style:style style:name="T25" style:family="text">
      <style:text-properties officeooo:rsid="03f48194"/>
    </style:style>
    <style:style style:name="T26" style:family="text">
      <style:text-properties fo:font-size="9pt" officeooo:rsid="04816611" style:font-size-asian="9pt" style:font-size-complex="9pt"/>
    </style:style>
    <style:style style:name="T27" style:family="text">
      <style:text-properties fo:font-size="9pt" officeooo:rsid="0486d84a" style:font-size-asian="9pt" style:font-size-complex="9pt"/>
    </style:style>
    <style:style style:name="T28" style:family="text">
      <style:text-properties officeooo:rsid="0408bc90"/>
    </style:style>
    <style:style style:name="T29" style:family="text">
      <style:text-properties officeooo:rsid="040a8fda"/>
    </style:style>
    <style:style style:name="T30" style:family="text">
      <style:text-properties officeooo:rsid="040b9052"/>
    </style:style>
    <style:style style:name="T31" style:family="text">
      <style:text-properties officeooo:rsid="040c57ee"/>
    </style:style>
    <style:style style:name="T32" style:family="text">
      <style:text-properties style:font-name="Ubuntu1"/>
    </style:style>
    <style:style style:name="T33" style:family="text">
      <style:text-properties style:font-name="Ubuntu1" fo:font-size="10pt" fo:background-color="transparent" loext:char-shading-value="0" style:font-size-asian="10pt" style:font-size-complex="10pt" loext:shadow="none"/>
    </style:style>
    <style:style style:name="T34" style:family="text">
      <style:text-properties style:font-name="Ubuntu1" fo:font-size="10pt" officeooo:rsid="04015f69" fo:background-color="transparent" loext:char-shading-value="0" style:font-size-asian="10pt" style:font-size-complex="10pt" loext:shadow="none"/>
    </style:style>
    <style:style style:name="T35" style:family="text">
      <style:text-properties style:font-name="Ubuntu1" fo:font-size="10pt" officeooo:rsid="0401fdd8" fo:background-color="transparent" loext:char-shading-value="0" style:font-size-asian="10pt" style:font-size-complex="10pt" loext:shadow="none"/>
    </style:style>
    <style:style style:name="T36" style:family="text">
      <style:text-properties style:font-name="Ubuntu1" fo:font-size="10pt" officeooo:rsid="03fc59fa" fo:background-color="transparent" loext:char-shading-value="0" style:font-size-asian="10pt" style:font-size-complex="10pt" loext:shadow="none"/>
    </style:style>
    <style:style style:name="T37" style:family="text">
      <style:text-properties style:font-name="Ubuntu1" fo:font-size="10pt" officeooo:rsid="03faf96a" fo:background-color="transparent" loext:char-shading-value="0" style:font-size-asian="10pt" style:font-size-complex="10pt" loext:shadow="none"/>
    </style:style>
    <style:style style:name="T38" style:family="text">
      <style:text-properties style:font-name="Ubuntu1" fo:font-size="10pt" officeooo:rsid="03fe5119" fo:background-color="transparent" loext:char-shading-value="0" style:font-size-asian="10pt" style:font-size-complex="10pt" loext:shadow="none"/>
    </style:style>
    <style:style style:name="T39" style:family="text">
      <style:text-properties style:font-name="Ubuntu1" fo:font-size="10pt" style:font-size-asian="10pt" style:font-size-complex="10pt"/>
    </style:style>
    <style:style style:name="T40" style:family="text">
      <style:text-properties style:font-name="Ubuntu1" fo:font-size="10pt" officeooo:rsid="03fc59fa" style:font-size-asian="10pt" style:font-size-complex="10pt"/>
    </style:style>
    <style:style style:name="T41" style:family="text">
      <style:text-properties style:font-name="Ubuntu1" fo:font-size="10pt" officeooo:rsid="04073bb5" style:font-size-asian="10pt" style:font-size-complex="10pt"/>
    </style:style>
    <style:style style:name="T42" style:family="text">
      <style:text-properties style:font-name="Ubuntu1" fo:font-size="10pt" officeooo:rsid="040512cf" style:font-size-asian="10pt" style:font-size-complex="10pt"/>
    </style:style>
    <style:style style:name="T43" style:family="text">
      <style:text-properties style:font-name="Ubuntu1" fo:font-size="10pt" officeooo:rsid="0405df2c" style:font-size-asian="10pt" style:font-size-complex="10pt"/>
    </style:style>
    <style:style style:name="T44" style:family="text">
      <style:text-properties style:font-name="Ubuntu1" fo:font-size="10pt" officeooo:rsid="04082209" style:font-size-asian="10pt" style:font-size-complex="10pt"/>
    </style:style>
    <style:style style:name="T45" style:family="text">
      <style:text-properties style:font-name="Ubuntu1" fo:font-size="10pt" officeooo:rsid="0404c709" style:font-size-asian="10pt" style:font-size-complex="10pt"/>
    </style:style>
    <style:style style:name="T46" style:family="text">
      <style:text-properties style:font-name="Ubuntu1" fo:font-size="10pt" officeooo:rsid="04500c49" style:font-size-asian="10pt" style:font-size-complex="10pt"/>
    </style:style>
    <style:style style:name="T47" style:family="text">
      <style:text-properties style:font-name="Ubuntu1" fo:font-size="9pt" officeooo:rsid="03fc59fa" style:font-size-asian="9pt" style:font-size-complex="9pt"/>
    </style:style>
    <style:style style:name="T48" style:family="text">
      <style:text-properties fo:color="#ff3333" fo:font-weight="bold" style:font-weight-asian="bold" style:font-weight-complex="bold"/>
    </style:style>
    <style:style style:name="T49" style:family="text">
      <style:text-properties fo:color="#ff3333" fo:font-weight="bold" officeooo:rsid="04666551" style:font-weight-asian="bold" style:font-weight-complex="bold"/>
    </style:style>
    <style:style style:name="T50" style:family="text">
      <style:text-properties fo:color="#ff3333" style:font-name="Ubuntu" fo:font-weight="bold" officeooo:rsid="04666551" fo:background-color="transparent" loext:char-shading-value="0" style:font-weight-asian="bold" style:font-weight-complex="bold"/>
    </style:style>
    <style:style style:name="T51" style:family="text">
      <style:text-properties officeooo:rsid="041b63cd"/>
    </style:style>
    <style:style style:name="T52" style:family="text">
      <style:text-properties officeooo:rsid="041d20dd"/>
    </style:style>
    <style:style style:name="T53" style:family="text">
      <style:text-properties officeooo:rsid="041f1fe0"/>
    </style:style>
    <style:style style:name="T54" style:family="text">
      <style:text-properties officeooo:rsid="042002bc"/>
    </style:style>
    <style:style style:name="T55" style:family="text">
      <style:text-properties officeooo:rsid="04206fd1"/>
    </style:style>
    <style:style style:name="T56" style:family="text">
      <style:text-properties style:use-window-font-color="true" style:font-name="Ubuntu1" fo:font-size="10pt" fo:font-weight="normal" officeooo:rsid="04082209" fo:background-color="transparent" loext:char-shading-value="0" style:font-size-asian="10pt" style:font-weight-asian="normal" style:font-size-complex="10pt" style:font-weight-complex="normal" loext:shadow="none"/>
    </style:style>
    <style:style style:name="T57" style:family="text">
      <style:text-properties style:use-window-font-color="true" style:font-name="Ubuntu1" fo:font-size="10pt" fo:font-weight="normal" officeooo:rsid="03fc59fa" fo:background-color="transparent" loext:char-shading-value="0" style:font-size-asian="10pt" style:font-weight-asian="normal" style:font-size-complex="10pt" style:font-weight-complex="normal" loext:shadow="none"/>
    </style:style>
    <style:style style:name="T58" style:family="text">
      <style:text-properties style:use-window-font-color="true" style:font-name="Ubuntu1" fo:font-size="10pt" fo:font-weight="normal" officeooo:rsid="040636ae" fo:background-color="transparent" loext:char-shading-value="0" style:font-size-asian="10pt" style:font-weight-asian="normal" style:font-size-complex="10pt" style:font-weight-complex="normal" loext:shadow="none"/>
    </style:style>
    <style:style style:name="T59" style:family="text">
      <style:text-properties style:use-window-font-color="true" style:font-name="Ubuntu1" fo:font-size="10pt" fo:font-weight="normal" officeooo:rsid="06cb439d" fo:background-color="transparent" loext:char-shading-value="0" style:font-size-asian="10.5pt" style:font-weight-asian="normal" style:font-size-complex="10pt" style:font-weight-complex="normal"/>
    </style:style>
    <style:style style:name="T60" style:family="text">
      <style:text-properties style:use-window-font-color="true" style:font-name="Ubuntu1" fo:font-size="10pt" fo:font-weight="normal" officeooo:rsid="06d60db8" fo:background-color="transparent" loext:char-shading-value="0" style:font-size-asian="10.5pt" style:font-weight-asian="normal" style:font-size-complex="10pt" style:font-weight-complex="normal"/>
    </style:style>
    <style:style style:name="T61" style:family="text">
      <style:text-properties style:use-window-font-color="true" style:font-name="Ubuntu1" fo:font-size="10pt" fo:font-weight="bold" officeooo:rsid="048013fc" fo:background-color="transparent" loext:char-shading-value="0" style:font-size-asian="10.5pt" style:font-weight-asian="bold" style:font-size-complex="10pt" style:font-weight-complex="bold"/>
    </style:style>
    <style:style style:name="T62" style:family="text">
      <style:text-properties style:use-window-font-color="true" style:font-name="Ubuntu1" fo:font-size="10pt" fo:font-weight="bold" officeooo:rsid="049accbf" fo:background-color="transparent" loext:char-shading-value="0" style:font-size-asian="10pt" style:font-weight-asian="bold" style:font-size-complex="10pt" style:font-weight-complex="bold" loext:shadow="none"/>
    </style:style>
    <style:style style:name="T63" style:family="text">
      <style:text-properties style:use-window-font-color="true" style:font-name="Ubuntu1" fo:font-size="10pt" fo:font-weight="bold" officeooo:rsid="04a53537" fo:background-color="transparent" loext:char-shading-value="0" style:font-size-asian="10pt" style:font-weight-asian="bold" style:font-size-complex="10pt" style:font-weight-complex="bold" loext:shadow="none"/>
    </style:style>
    <style:style style:name="T64" style:family="text">
      <style:text-properties style:use-window-font-color="true" style:font-name="Ubuntu1" fo:font-size="10pt" fo:font-weight="bold" officeooo:rsid="04a7fed8" fo:background-color="transparent" loext:char-shading-value="0" style:font-size-asian="10pt" style:font-weight-asian="bold" style:font-size-complex="10pt" style:font-weight-complex="bold" loext:shadow="none"/>
    </style:style>
    <style:style style:name="T65" style:family="text">
      <style:text-properties style:use-window-font-color="true" style:font-name="Ubuntu1" fo:font-size="10pt" fo:font-weight="bold" fo:background-color="transparent" loext:char-shading-value="0" style:font-size-asian="10pt" style:font-weight-asian="bold" style:font-size-complex="10pt" style:font-weight-complex="bold" loext:shadow="none"/>
    </style:style>
    <style:style style:name="T66" style:family="text">
      <style:text-properties style:use-window-font-color="true" style:font-name="Ubuntu1" fo:font-size="10pt" fo:background-color="transparent" loext:char-shading-value="0" style:font-size-asian="10pt" style:font-size-complex="10pt" loext:shadow="none"/>
    </style:style>
    <style:style style:name="T67" style:family="text">
      <style:text-properties style:use-window-font-color="true" style:font-name="Ubuntu1" fo:font-size="10pt" officeooo:rsid="0493bbd1" fo:background-color="transparent" loext:char-shading-value="0" style:font-size-asian="10pt" style:font-size-complex="10pt" loext:shadow="none"/>
    </style:style>
    <style:style style:name="T68" style:family="text">
      <style:text-properties style:use-window-font-color="true" style:font-name="Ubuntu1" fo:font-size="10pt" officeooo:rsid="049accbf" fo:background-color="transparent" loext:char-shading-value="0" style:font-size-asian="10pt" style:font-size-complex="10pt" loext:shadow="none"/>
    </style:style>
    <style:style style:name="T69" style:family="text">
      <style:text-properties style:use-window-font-color="true" style:font-name="Ubuntu1" fo:font-size="10pt" officeooo:rsid="049d9c3b" fo:background-color="transparent" loext:char-shading-value="0" style:font-size-asian="10pt" style:font-size-complex="10pt" loext:shadow="none"/>
    </style:style>
    <style:style style:name="T70" style:family="text">
      <style:text-properties style:use-window-font-color="true" style:font-name="Ubuntu1" fo:font-size="10pt" officeooo:rsid="04a39842" fo:background-color="transparent" loext:char-shading-value="0" style:font-size-asian="10pt" style:font-size-complex="10pt" loext:shadow="none"/>
    </style:style>
    <style:style style:name="T71" style:family="text">
      <style:text-properties style:use-window-font-color="true" style:font-name="Ubuntu1" fo:font-size="10pt" officeooo:rsid="04a42af0" fo:background-color="transparent" loext:char-shading-value="0" style:font-size-asian="10pt" style:font-size-complex="10pt" loext:shadow="none"/>
    </style:style>
    <style:style style:name="T72" style:family="text">
      <style:text-properties style:use-window-font-color="true" style:font-name="Ubuntu1" fo:font-size="10pt" officeooo:rsid="04a53537" fo:background-color="transparent" loext:char-shading-value="0" style:font-size-asian="10pt" style:font-size-complex="10pt" loext:shadow="none"/>
    </style:style>
    <style:style style:name="T73" style:family="text">
      <style:text-properties style:use-window-font-color="true" style:font-name="Ubuntu1" fo:font-size="10pt" officeooo:rsid="04a7fed8" fo:background-color="transparent" loext:char-shading-value="0" style:font-size-asian="10pt" style:font-size-complex="10pt" loext:shadow="none"/>
    </style:style>
    <style:style style:name="T74" style:family="text">
      <style:text-properties style:use-window-font-color="true" style:font-name="Ubuntu1" fo:font-size="10pt" officeooo:rsid="04add81f" fo:background-color="transparent" loext:char-shading-value="0" style:font-size-asian="10pt" style:font-size-complex="10pt" loext:shadow="none"/>
    </style:style>
    <style:style style:name="T75" style:family="text">
      <style:text-properties style:use-window-font-color="true" style:font-name="Ubuntu1" fo:font-size="9pt" fo:font-weight="normal" officeooo:rsid="04082209" fo:background-color="transparent" loext:char-shading-value="0" style:font-size-asian="9pt" style:font-weight-asian="normal" style:font-size-complex="9pt" style:font-weight-complex="normal" loext:shadow="none"/>
    </style:style>
    <style:style style:name="T76" style:family="text">
      <style:text-properties fo:color="#00cc00" style:font-name="Ubuntu" style:text-underline-style="none" fo:font-weight="normal" officeooo:rsid="037c7f22" fo:background-color="transparent" loext:char-shading-value="0" style:font-weight-asian="normal" style:font-weight-complex="normal" loext:shadow="none"/>
    </style:style>
    <style:style style:name="T77" style:family="text">
      <style:text-properties fo:color="#00cc00" style:font-name="Ubuntu" style:text-underline-style="none" fo:font-weight="normal" officeooo:rsid="046a9dfe" fo:background-color="transparent" loext:char-shading-value="0" style:font-weight-asian="normal" style:font-weight-complex="normal" loext:shadow="none"/>
    </style:style>
    <style:style style:name="T78" style:family="text">
      <style:text-properties fo:color="#00cc00" style:font-name="Ubuntu" style:text-underline-style="none" fo:font-weight="normal" officeooo:rsid="037c7f22" style:font-weight-asian="normal" style:font-weight-complex="normal"/>
    </style:style>
    <style:style style:name="T79" style:family="text">
      <style:text-properties fo:color="#00cc00" style:font-name="Ubuntu" style:text-underline-style="none" officeooo:rsid="037c7f22" fo:background-color="transparent" loext:char-shading-value="0" style:font-weight-asian="normal" style:font-weight-complex="normal" loext:shadow="none"/>
    </style:style>
    <style:style style:name="T80" style:family="text">
      <style:text-properties fo:color="#00cc00" style:font-name="Ubuntu" style:text-underline-style="none" officeooo:rsid="037c7f22" fo:background-color="transparent" loext:char-shading-value="0" style:font-name-asian="DejaVu Sans1" style:font-weight-asian="normal" style:font-name-complex="DejaVu Sans Mono" style:font-weight-complex="normal" loext:shadow="none"/>
    </style:style>
    <style:style style:name="T81" style:family="text">
      <style:text-properties fo:color="#00cc00" style:font-name="Ubuntu" style:text-underline-style="none" officeooo:rsid="037c7f22"/>
    </style:style>
    <style:style style:name="T82" style:family="text">
      <style:text-properties fo:color="#00cc00" style:font-name="Ubuntu" fo:font-size="10pt" style:text-underline-style="none" officeooo:rsid="037c7f22" fo:background-color="transparent" loext:char-shading-value="0" style:font-size-asian="10pt" style:font-size-complex="10pt" loext:shadow="none"/>
    </style:style>
    <style:style style:name="T83" style:family="text">
      <style:text-properties fo:color="#00cc00" style:font-name="Ubuntu" fo:font-size="10pt" style:text-underline-style="none" fo:font-weight="normal" officeooo:rsid="037c7f22" fo:background-color="transparent" loext:char-shading-value="0" style:font-size-asian="10pt" style:font-weight-asian="normal" style:font-size-complex="10pt" style:font-weight-complex="normal" loext:shadow="none"/>
    </style:style>
    <style:style style:name="T84" style:family="text">
      <style:text-properties fo:color="#00cc00" style:font-name="Ubuntu" fo:font-size="10pt" style:text-underline-style="none" officeooo:rsid="037c7f22" style:font-size-asian="10pt" style:font-size-complex="10pt"/>
    </style:style>
    <style:style style:name="T85" style:family="text">
      <style:text-properties fo:color="#00cc00" style:font-name="Ubuntu" fo:font-style="italic" style:text-underline-style="none" fo:font-weight="normal" officeooo:rsid="037c7f22" fo:background-color="transparent" loext:char-shading-value="0" style:font-name-asian="DejaVu Sans1" style:font-style-asian="italic" style:font-weight-asian="normal" style:font-name-complex="DejaVu Sans Mono" style:font-style-complex="italic" style:font-weight-complex="normal" loext:shadow="none"/>
    </style:style>
    <style:style style:name="T86" style:family="text">
      <style:text-properties fo:color="#00cc00" style:font-name="Ubuntu" fo:font-size="9pt" style:text-underline-style="none" officeooo:rsid="037c7f22" style:font-size-asian="9pt" style:font-size-complex="9pt"/>
    </style:style>
    <style:style style:name="T87" style:family="text">
      <style:text-properties officeooo:rsid="0423b06f"/>
    </style:style>
    <style:style style:name="T88" style:family="text">
      <style:text-properties officeooo:rsid="04297ab7"/>
    </style:style>
    <style:style style:name="T89" style:family="text">
      <style:text-properties fo:font-style="normal" fo:font-weight="normal"/>
    </style:style>
    <style:style style:name="T90" style:family="text">
      <style:text-properties fo:font-variant="normal" fo:text-transform="none" fo:color="#aa22ff" style:font-name="Ubuntu1" fo:font-size="10pt" fo:letter-spacing="normal" fo:font-style="normal" fo:font-weight="bold" officeooo:rsid="043dd4c8" style:font-name-asian="DejaVu Sans1" style:font-size-asian="10pt" style:font-weight-asian="bold" style:font-name-complex="DejaVu Sans Mono" style:font-size-complex="10pt" style:font-weight-complex="bold"/>
    </style:style>
    <style:style style:name="T91" style:family="text">
      <style:text-properties fo:font-variant="normal" fo:text-transform="none" fo:color="#aa22ff" style:font-name="Ubuntu1" fo:font-size="10pt" fo:letter-spacing="normal" fo:font-style="normal" fo:font-weight="bold" officeooo:rsid="043dd4c8" fo:background-color="transparent" loext:char-shading-value="0" style:font-name-asian="DejaVu Sans1" style:font-size-asian="10pt" style:font-weight-asian="bold" style:font-name-complex="DejaVu Sans Mono" style:font-size-complex="10pt" style:font-weight-complex="bold" loext:shadow="none"/>
    </style:style>
    <style:style style:name="T92" style:family="text">
      <style:text-properties fo:font-variant="normal" fo:text-transform="none" fo:color="#aa22ff" style:font-name="Ubuntu1" fo:font-size="10pt" fo:letter-spacing="normal" fo:font-style="normal" fo:font-weight="bold" officeooo:rsid="04576af7" fo:background-color="transparent" loext:char-shading-value="0" style:font-name-asian="DejaVu Sans1" style:font-size-asian="10pt" style:font-weight-asian="bold" style:font-name-complex="DejaVu Sans Mono" style:font-size-complex="10pt" style:font-weight-complex="bold" loext:shadow="none"/>
    </style:style>
    <style:style style:name="T93" style:family="text">
      <style:text-properties fo:font-variant="normal" fo:text-transform="none" fo:color="#aa22ff" style:font-name="Ubuntu1" fo:letter-spacing="normal" fo:font-style="normal" fo:font-weight="bold" officeooo:rsid="043dd4c8" fo:background-color="transparent" loext:char-shading-value="0" style:font-name-asian="DejaVu Sans1" style:font-weight-asian="bold" style:font-name-complex="DejaVu Sans Mono" style:font-weight-complex="bold"/>
    </style:style>
    <style:style style:name="T94" style:family="text">
      <style:text-properties fo:font-variant="normal" fo:text-transform="none" fo:color="#aa22ff" style:font-name="Ubuntu1" fo:letter-spacing="normal" fo:font-style="normal" fo:font-weight="bold" officeooo:rsid="043dd4c8" style:font-name-asian="DejaVu Sans1" style:font-weight-asian="bold" style:font-name-complex="DejaVu Sans Mono" style:font-weight-complex="bold"/>
    </style:style>
    <style:style style:name="T95"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size-complex="10pt" loext:shadow="none"/>
    </style:style>
    <style:style style:name="T96" style:family="text">
      <style:text-properties fo:font-variant="normal" fo:text-transform="none" fo:color="#0000ff" style:font-name="Ubuntu1" fo:font-size="10pt" fo:letter-spacing="normal" fo:font-style="normal" fo:font-weight="bold" officeooo:rsid="043dd4c8" fo:background-color="transparent" loext:char-shading-value="0" style:font-size-asian="10pt" style:font-weight-asian="normal" style:font-size-complex="10pt" style:font-weight-complex="normal" loext:shadow="none"/>
    </style:style>
    <style:style style:name="T97" style:family="text">
      <style:text-properties fo:font-variant="normal" fo:text-transform="none" fo:color="#0000ff" style:font-name="Ubuntu1" fo:font-size="10pt" fo:letter-spacing="normal" fo:font-style="normal" fo:font-weight="bold" officeooo:rsid="043dd4c8" style:font-size-asian="10pt" style:font-size-complex="10pt"/>
    </style:style>
    <style:style style:name="T98" style:family="text">
      <style:text-properties fo:font-variant="normal" fo:text-transform="none" fo:color="#0000ff" style:font-name="Ubuntu1" fo:letter-spacing="normal" fo:font-style="normal" fo:font-weight="bold" officeooo:rsid="043dd4c8" fo:background-color="transparent" loext:char-shading-value="0" style:font-name-asian="DejaVu Sans1" style:font-weight-asian="normal" style:font-name-complex="DejaVu Sans Mono" style:font-weight-complex="normal"/>
    </style:style>
    <style:style style:name="T99" style:family="text">
      <style:text-properties fo:font-variant="normal" fo:text-transform="none" fo:color="#0000ff" style:font-name="Ubuntu1" fo:letter-spacing="normal" fo:font-style="normal" fo:font-weight="bold" officeooo:rsid="043dd4c8"/>
    </style:style>
    <style:style style:name="T100" style:family="text">
      <style:text-properties fo:font-variant="normal" fo:text-transform="none" fo:color="#0000ff" style:font-name="Ubuntu1" fo:letter-spacing="normal" fo:font-style="normal" fo:font-weight="bold" officeooo:rsid="043dd4c8" style:font-weight-asian="normal" style:font-weight-complex="normal"/>
    </style:style>
    <style:style style:name="T101" style:family="text">
      <style:text-properties fo:font-variant="normal" fo:text-transform="none" fo:color="#0000ff" style:font-name="Ubuntu" fo:font-size="11pt" fo:letter-spacing="normal" fo:font-style="normal" fo:font-weight="bold" officeooo:rsid="069382eb" fo:background-color="transparent" loext:char-shading-value="0" style:font-size-asian="10.5pt" style:font-weight-asian="bold" style:font-size-complex="11pt" style:font-weight-complex="bold"/>
    </style:style>
    <style:style style:name="T102" style:family="text">
      <style:text-properties fo:font-variant="normal" fo:text-transform="none" fo:color="#0000ff" style:font-name="Ubuntu" fo:font-size="11pt" fo:letter-spacing="normal" fo:font-style="normal" fo:font-weight="bold" officeooo:rsid="048a3add" fo:background-color="transparent" loext:char-shading-value="0" style:font-size-asian="10.5pt" style:font-weight-asian="bold" style:font-size-complex="11pt" style:font-weight-complex="bold"/>
    </style:style>
    <style:style style:name="T103" style:family="text">
      <style:text-properties fo:font-variant="normal" fo:text-transform="none" style:use-window-font-color="true" style:font-name="Ubuntu1" fo:font-size="10pt" fo:letter-spacing="normal" fo:font-style="normal" fo:font-weight="normal" fo:background-color="transparent" loext:char-shading-value="0" style:font-size-asian="10pt" style:font-size-complex="10pt" loext:padding="0in" loext:border="none" loext:shadow="none"/>
    </style:style>
    <style:style style:name="T104" style:family="text">
      <style:text-properties fo:font-size="11pt" style:font-size-asian="11pt" style:font-size-complex="11pt"/>
    </style:style>
    <style:style style:name="T105" style:family="text">
      <style:text-properties fo:font-size="11pt" officeooo:rsid="044fb675" style:font-size-asian="11pt" style:font-size-complex="11pt"/>
    </style:style>
    <style:style style:name="T106" style:family="text">
      <style:text-properties fo:font-size="11pt" fo:font-weight="bold" style:font-size-asian="11pt" style:font-weight-asian="bold" style:font-size-complex="11pt" style:font-weight-complex="bold"/>
    </style:style>
    <style:style style:name="T107" style:family="text">
      <style:text-properties fo:font-size="11pt" fo:font-weight="bold" officeooo:rsid="044fb675" style:font-size-asian="11pt" style:font-weight-asian="bold" style:font-size-complex="11pt" style:font-weight-complex="bold"/>
    </style:style>
    <style:style style:name="T108" style:family="text">
      <style:text-properties officeooo:rsid="0431c7f7"/>
    </style:style>
    <style:style style:name="T109" style:family="text">
      <style:text-properties officeooo:rsid="043a0175"/>
    </style:style>
    <style:style style:name="T110" style:family="text">
      <style:text-properties officeooo:rsid="043dd4c8"/>
    </style:style>
    <style:style style:name="T111" style:family="text">
      <style:text-properties fo:color="#008000"/>
    </style:style>
    <style:style style:name="T112" style:family="text">
      <style:text-properties fo:color="#008000" fo:font-style="normal" fo:font-weight="normal"/>
    </style:style>
    <style:style style:name="T113" style:family="text">
      <style:text-properties fo:color="#0000ff" fo:font-weight="bold" officeooo:rsid="043dd4c8"/>
    </style:style>
    <style:style style:name="T114" style:family="text">
      <style:text-properties fo:color="#0000ff" fo:font-weight="bold" officeooo:rsid="043dd4c8" fo:background-color="transparent" loext:char-shading-value="0"/>
    </style:style>
    <style:style style:name="T115" style:family="text">
      <style:text-properties fo:color="#0000ff" fo:font-weight="bold" officeooo:rsid="043dd4c8" fo:background-color="transparent" loext:char-shading-value="0" style:font-name-asian="DejaVu Sans1" style:font-weight-asian="normal" style:font-name-complex="DejaVu Sans Mono" style:font-weight-complex="normal"/>
    </style:style>
    <style:style style:name="T116" style:family="text">
      <style:text-properties fo:color="#666666"/>
    </style:style>
    <style:style style:name="T117" style:family="text">
      <style:text-properties fo:color="#666666" fo:font-style="normal" fo:font-weight="normal"/>
    </style:style>
    <style:style style:name="T118" style:family="text">
      <style:text-properties fo:color="#ba2121"/>
    </style:style>
    <style:style style:name="T119" style:family="text">
      <style:text-properties fo:color="#ba2121" fo:font-style="normal" fo:font-weight="normal"/>
    </style:style>
    <style:style style:name="T120" style:family="text">
      <style:text-properties fo:color="#ba2121" officeooo:rsid="045b50f7"/>
    </style:style>
    <style:style style:name="T121" style:family="text">
      <style:text-properties fo:color="#aa22ff" fo:font-style="normal" fo:font-weight="bold" style:font-weight-asian="bold" style:font-weight-complex="bold"/>
    </style:style>
    <style:style style:name="T122" style:family="text">
      <style:text-properties fo:color="#aa22ff" fo:font-style="normal" fo:font-weight="bold" style:font-name-asian="DejaVu Sans1" style:font-weight-asian="bold" style:font-name-complex="DejaVu Sans Mono" style:font-weight-complex="bold"/>
    </style:style>
    <style:style style:name="T123" style:family="text">
      <style:text-properties fo:color="#aa22ff" fo:font-style="normal" fo:font-weight="bold" officeooo:rsid="043dd4c8" fo:background-color="transparent" loext:char-shading-value="0" style:font-name-asian="DejaVu Sans1" style:font-weight-asian="bold" style:font-name-complex="DejaVu Sans Mono" style:font-weight-complex="bold"/>
    </style:style>
    <style:style style:name="T124" style:family="text">
      <style:text-properties fo:color="#aa22ff" fo:font-weight="bold" style:font-name-asian="DejaVu Sans1" style:font-weight-asian="bold" style:font-name-complex="DejaVu Sans Mono" style:font-weight-complex="bold"/>
    </style:style>
    <style:style style:name="T125" style:family="text">
      <style:text-properties fo:color="#aa22ff" fo:font-weight="bold" officeooo:rsid="043dd4c8" style:font-name-asian="DejaVu Sans1" style:font-weight-asian="bold" style:font-name-complex="DejaVu Sans Mono" style:font-weight-complex="bold"/>
    </style:style>
    <style:style style:name="T126" style:family="text">
      <style:text-properties fo:color="#aa22ff" fo:font-weight="bold" officeooo:rsid="043dd4c8" fo:background-color="transparent" loext:char-shading-value="0" style:font-name-asian="DejaVu Sans1" style:font-weight-asian="bold" style:font-name-complex="DejaVu Sans Mono" style:font-weight-complex="bold"/>
    </style:style>
    <style:style style:name="T127" style:family="text">
      <style:text-properties fo:font-style="italic" style:font-style-asian="italic" style:font-style-complex="italic"/>
    </style:style>
    <style:style style:name="T128" style:family="text">
      <style:text-properties fo:font-style="italic" officeooo:rsid="048013fc" style:font-style-asian="italic" style:font-style-complex="italic"/>
    </style:style>
    <style:style style:name="T129" style:family="text">
      <style:text-properties fo:font-style="italic" officeooo:rsid="04666551" style:font-style-asian="italic" style:font-style-complex="italic"/>
    </style:style>
    <style:style style:name="T130" style:family="text">
      <style:text-properties fo:font-style="italic" officeooo:rsid="048e2631" style:font-style-asian="italic" style:font-style-complex="italic"/>
    </style:style>
    <style:style style:name="T131" style:family="text">
      <style:text-properties officeooo:rsid="04420631"/>
    </style:style>
    <style:style style:name="T132" style:family="text">
      <style:text-properties officeooo:rsid="0449ddb5"/>
    </style:style>
    <style:style style:name="T133" style:family="text">
      <style:text-properties officeooo:rsid="044d3000"/>
    </style:style>
    <style:style style:name="T134" style:family="text">
      <style:text-properties fo:font-size="10pt" style:font-size-asian="10pt" style:font-size-complex="10pt"/>
    </style:style>
    <style:style style:name="T135" style:family="text">
      <style:text-properties fo:font-size="10pt" officeooo:rsid="04625993" style:font-size-asian="10pt" style:font-size-complex="10pt"/>
    </style:style>
    <style:style style:name="T136" style:family="text">
      <style:text-properties fo:font-size="10pt" officeooo:rsid="0486ec1d" style:font-size-asian="10pt" style:font-size-complex="10pt"/>
    </style:style>
    <style:style style:name="T137" style:family="text">
      <style:text-properties fo:font-size="10pt" fo:font-style="italic" style:font-size-asian="10pt" style:font-style-asian="italic" style:font-size-complex="10pt" style:font-style-complex="italic"/>
    </style:style>
    <style:style style:name="T138" style:family="text">
      <style:text-properties fo:font-size="10pt" fo:font-style="italic" officeooo:rsid="04666551" style:font-size-asian="10pt" style:font-style-asian="italic" style:font-size-complex="10pt" style:font-style-complex="italic"/>
    </style:style>
    <style:style style:name="T139" style:family="text">
      <style:text-properties fo:font-size="10pt" fo:font-style="italic" officeooo:rsid="048013fc" style:font-size-asian="10pt" style:font-style-asian="italic" style:font-size-complex="10pt" style:font-style-complex="italic"/>
    </style:style>
    <style:style style:name="T140" style:family="text">
      <style:text-properties fo:font-size="10pt" fo:font-style="italic" officeooo:rsid="048e2631" style:font-size-asian="10pt" style:font-style-asian="italic" style:font-size-complex="10pt" style:font-style-complex="italic"/>
    </style:style>
    <style:style style:name="T141" style:family="text">
      <style:text-properties officeooo:rsid="040a8fda" fo:background-color="transparent" loext:char-shading-value="0" loext:shadow="none"/>
    </style:style>
    <style:style style:name="T142" style:family="text">
      <style:text-properties officeooo:rsid="04625993"/>
    </style:style>
    <style:style style:name="T143" style:family="text">
      <style:text-properties officeooo:rsid="0464428b"/>
    </style:style>
    <style:style style:name="T144" style:family="text">
      <style:text-properties officeooo:rsid="04666551"/>
    </style:style>
    <style:style style:name="T145" style:family="text">
      <style:text-properties officeooo:rsid="04681ccb"/>
    </style:style>
    <style:style style:name="T146" style:family="text">
      <style:text-properties officeooo:rsid="0471a528"/>
    </style:style>
    <style:style style:name="T147" style:family="text">
      <style:text-properties officeooo:rsid="04734c1b"/>
    </style:style>
    <style:style style:name="T148" style:family="text">
      <style:text-properties officeooo:rsid="0474b16f"/>
    </style:style>
    <style:style style:name="T149" style:family="text">
      <style:text-properties officeooo:rsid="0476758e"/>
    </style:style>
    <style:style style:name="T150" style:family="text">
      <style:text-properties officeooo:rsid="04780143"/>
    </style:style>
    <style:style style:name="T151" style:family="text">
      <style:text-properties officeooo:rsid="047f67cc"/>
    </style:style>
    <style:style style:name="T152" style:family="text">
      <style:text-properties officeooo:rsid="048013fc"/>
    </style:style>
    <style:style style:name="T153" style:family="text">
      <style:text-properties officeooo:rsid="0428d87c"/>
    </style:style>
    <style:style style:name="T154" style:family="text">
      <style:text-properties officeooo:rsid="04973000"/>
    </style:style>
    <style:style style:name="T155" style:family="text">
      <style:text-properties style:font-name="Comic Sans MS" fo:font-size="12pt" fo:font-weight="normal" fo:background-color="transparent" loext:char-shading-value="0" style:font-size-asian="10.5pt"/>
    </style:style>
    <style:style style:name="T156" style:family="text">
      <style:text-properties style:font-name="Comic Sans MS" fo:font-size="12pt" fo:background-color="transparent" loext:char-shading-value="0" style:font-size-asian="10.5pt"/>
    </style:style>
    <style:style style:name="T157" style:family="text">
      <style:text-properties style:font-name="Comic Sans MS" fo:font-size="12pt" fo:background-color="transparent" loext:char-shading-value="0" style:font-size-asian="10.5pt" loext:padding="0in" loext:border="none"/>
    </style:style>
    <style:style style:name="T158" style:family="text">
      <style:text-properties officeooo:rsid="049c7c82"/>
    </style:style>
    <style:style style:name="T159" style:family="text">
      <style:text-properties officeooo:rsid="04add81f"/>
    </style:style>
    <style:style style:name="T160" style:family="text">
      <style:text-properties officeooo:rsid="04afd11f"/>
    </style:style>
    <style:style style:name="T161" style:family="text">
      <style:text-properties style:font-size-complex="10pt" loext:shadow="none"/>
    </style:style>
    <style:style style:name="T162" style:family="text">
      <style:text-properties officeooo:rsid="04b516ba" style:font-size-complex="10pt" loext:shadow="none"/>
    </style:style>
    <style:style style:name="T163" style:family="text">
      <style:text-properties officeooo:rsid="04b62d13" style:font-size-complex="10pt" loext:shadow="none"/>
    </style:style>
    <style:style style:name="T164" style:family="text">
      <style:text-properties officeooo:rsid="04b71082" style:font-size-complex="10pt" loext:shadow="none"/>
    </style:style>
    <style:style style:name="T165" style:family="text">
      <style:text-properties officeooo:rsid="04bd88ec"/>
    </style:style>
    <text:list-style style:name="L1">
      <text:list-level-style-bullet text:level="1" text:style-name="Bullet_20_Symbols" text:bullet-char="•">
        <style:list-level-properties text:list-level-position-and-space-mode="label-alignment">
          <style:list-level-label-alignment text:label-followed-by="listtab" text:list-tab-stop-position="0.8402in" fo:text-indent="-0.25in" fo:margin-left="0.8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902in" fo:text-indent="-0.25in" fo:margin-left="1.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402in" fo:text-indent="-0.25in" fo:margin-left="1.3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902in" fo:text-indent="-0.25in" fo:margin-left="1.5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402in" fo:text-indent="-0.25in" fo:margin-left="1.8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902in" fo:text-indent="-0.25in" fo:margin-left="2.0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402in" fo:text-indent="-0.25in" fo:margin-left="2.3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902in" fo:text-indent="-0.25in" fo:margin-left="2.5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402in" fo:text-indent="-0.25in" fo:margin-left="2.8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902in" fo:text-indent="-0.25in" fo:margin-left="3.0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Face <text:span text:style-name="T165">recognition</text:span> with OpenCV</text:p>
      <text:list xml:id="list8884679169519702806" text:style-name="Sajat_20_szamozas">
        <text:list-item>
          <text:h text:style-name="P158" text:outline-level="1">Face <text:span text:style-name="T109">Recognition</text:span> with haar classifiers</text:h>
        </text:list-item>
      </text:list>
      <text:p text:style-name="P143">To make a face recognition program, first we need to train the recognizer with dataset of previously captured faces along with its ID, for example we have two person then first person will have ID 1 and 2nd person will have ID 2, so that all the images of person one in the dataset will have ID 1 and all the images of the 2nd person in the dataset will have ID 2, then we will use those dataset images to train the recognizer to predict the 1 of an newly presented face from the live video frame</text:p>
      <text:p text:style-name="P143"/>
      <text:p text:style-name="P144">So lets break the program into 3 major part: </text:p>
      <text:list xml:id="list1206924437198249856" text:style-name="L2">
        <text:list-item>
          <text:p text:style-name="P177">Dataset Creator </text:p>
        </text:list-item>
        <text:list-item>
          <text:p text:style-name="P178">Trainer </text:p>
        </text:list-item>
        <text:list-item>
          <text:p text:style-name="P178">Detector</text:p>
        </text:list-item>
      </text:list>
      <text:p text:style-name="P144"/>
      <text:list xml:id="list224527595330726" text:continue-list="list8884679169519702806" text:style-name="Sajat_20_szamozas">
        <text:list-item>
          <text:h text:style-name="P170" text:outline-level="2">Dataset Creator</text:h>
        </text:list-item>
      </text:list>
      <text:p text:style-name="P145">Our dataset generator is going to capture few sample faces of one person from the live video frame and assign an ID to it and it will save those samples in a folder which we are going to create now and we will name it <text:span text:style-name="T1">dataSet</text:span><text:span text:style-name="T110">.</text:span></text:p>
      <text:p text:style-name="P146">So create a folder named <text:span text:style-name="T1">dataSet</text:span> in the same location where you have saved your <text:span text:style-name="T1">.py</text:span> script. We are going to follow this naming convention for the sample images to make sure they dont mixed up with other person’s image samples:</text:p>
      <text:p text:style-name="P146"><text:span text:style-name="T1">User.[ID].[SampleNumber].jpg</text:span> for example if the user id is 2 and its 10th sample from the sample list then the file name will be <text:span text:style-name="T1">User.2.10.jpg</text:span>.</text:p>
      <text:p text:style-name="P146"/>
      <text:p text:style-name="P95"><text:span text:style-name="T131">dataSetCeator</text:span>.py</text:p>
      <text:p text:style-name="P57"><text:span text:style-name="T125">import</text:span><text:span text:style-name="T110"> </text:span><text:span text:style-name="T113">cv2</text:span></text:p>
      <text:p text:style-name="P40">cam <text:span text:style-name="T116">=</text:span> cv2<text:span text:style-name="T116">.</text:span>VideoCapture(<text:span text:style-name="T116">0</text:span>)</text:p>
      <text:p text:style-name="P40">detector<text:span text:style-name="T116">=</text:span>cv2<text:span text:style-name="T116">.</text:span>CascadeClassifier(<text:span text:style-name="T118">'haarcascade_frontalface_default.xml'</text:span>)</text:p>
      <text:p text:style-name="P44"/>
      <text:p text:style-name="P40">Id<text:span text:style-name="T116">=</text:span><text:span text:style-name="T111">input</text:span>(<text:span text:style-name="T118">'enter your id</text:span><text:span text:style-name="T120">: </text:span><text:span text:style-name="T118">'</text:span>)</text:p>
      <text:p text:style-name="P40">sampleNum<text:span text:style-name="T116">=0</text:span></text:p>
      <text:p text:style-name="P40"><text:span text:style-name="T124">while</text:span>(<text:span text:style-name="T111">True</text:span>):</text:p>
      <text:p text:style-name="P43"><text:s text:c="4"/><text:span text:style-name="T89">ret, img </text:span><text:span text:style-name="T117">=</text:span><text:span text:style-name="T89"> cam</text:span><text:span text:style-name="T117">.</text:span><text:span text:style-name="T89">read()</text:span></text:p>
      <text:p text:style-name="P43"><text:s text:c="4"/><text:span text:style-name="T89">gray </text:span><text:span text:style-name="T117">=</text:span><text:span text:style-name="T89"> cv2</text:span><text:span text:style-name="T117">.</text:span><text:span text:style-name="T89">cvtColor(img, cv2</text:span><text:span text:style-name="T117">.</text:span><text:span text:style-name="T89">COLOR_BGR2GRAY)</text:span></text:p>
      <text:p text:style-name="P43"><text:s text:c="4"/><text:span text:style-name="T89">faces </text:span><text:span text:style-name="T117">=</text:span><text:span text:style-name="T89"> detector</text:span><text:span text:style-name="T117">.</text:span><text:span text:style-name="T89">detectMultiScale(gray, </text:span><text:span text:style-name="T117">1.3</text:span><text:span text:style-name="T89">, </text:span><text:span text:style-name="T117">5</text:span><text:span text:style-name="T89">)</text:span></text:p>
      <text:p text:style-name="P43"><text:s text:c="4"/><text:span text:style-name="T122">for</text:span><text:span text:style-name="T89"> (x,y,w,h) </text:span><text:span text:style-name="T121">in</text:span><text:span text:style-name="T89"> faces:</text:span></text:p>
      <text:p text:style-name="P43"><text:s text:c="8"/><text:span text:style-name="T89">cv2</text:span><text:span text:style-name="T117">.</text:span><text:span text:style-name="T89">rectangle(img,(x,y),(x</text:span><text:span text:style-name="T117">+</text:span><text:span text:style-name="T89">w,y</text:span><text:span text:style-name="T117">+</text:span><text:span text:style-name="T89">h),(</text:span><text:span text:style-name="T117">255</text:span><text:span text:style-name="T89">,</text:span><text:span text:style-name="T117">0</text:span><text:span text:style-name="T89">,</text:span><text:span text:style-name="T117">0</text:span><text:span text:style-name="T89">),</text:span><text:span text:style-name="T117">2</text:span><text:span text:style-name="T89">)</text:span></text:p>
      <text:p text:style-name="P43"><text:s text:c="8"/></text:p>
      <text:p text:style-name="P43"><text:s text:c="8"/><text:span text:style-name="T85">#incrementing sample number </text:span></text:p>
      <text:p text:style-name="P43"><text:s text:c="8"/><text:span text:style-name="T89">sampleNum</text:span><text:span text:style-name="T117">=</text:span><text:span text:style-name="T89">sampleNum</text:span><text:span text:style-name="T117">+1</text:span></text:p>
      <text:p text:style-name="P43"><text:s text:c="8"/><text:span text:style-name="T85">#saving the captured face in the dataset folder</text:span></text:p>
      <text:p text:style-name="P43"><text:s text:c="8"/><text:span text:style-name="T89">cv2</text:span><text:span text:style-name="T117">.</text:span><text:span text:style-name="T89">imwrite(</text:span><text:span text:style-name="T119">"dataSet/User."</text:span><text:span text:style-name="T117">+</text:span><text:span text:style-name="T89">Id </text:span><text:span text:style-name="T117">+</text:span><text:span text:style-name="T119">'.'</text:span><text:span text:style-name="T117">+</text:span><text:span text:style-name="T89"> </text:span><text:span text:style-name="T112">str</text:span><text:span text:style-name="T89">(sampleNum) </text:span><text:span text:style-name="T117">+</text:span><text:span text:style-name="T89"> </text:span><text:span text:style-name="T119">".jpg"</text:span><text:span text:style-name="T89">, gray[y:y</text:span><text:span text:style-name="T117">+</text:span><text:span text:style-name="T89">h,x:x</text:span><text:span text:style-name="T117">+</text:span><text:span text:style-name="T89">w])</text:span></text:p>
      <text:p text:style-name="P44"/>
      <text:p text:style-name="P43"><text:s text:c="8"/><text:span text:style-name="T89">cv2</text:span><text:span text:style-name="T117">.</text:span><text:span text:style-name="T89">imshow(</text:span><text:span text:style-name="T119">'frame'</text:span><text:span text:style-name="T89">,img)</text:span></text:p>
      <text:p text:style-name="P43"><text:s text:c="4"/><text:span text:style-name="T85">#wait for 100 miliseconds </text:span></text:p>
      <text:p text:style-name="P43"><text:soft-page-break/><text:s text:c="4"/><text:span text:style-name="T123">if</text:span><text:span text:style-name="T89"> cv2</text:span><text:span text:style-name="T117">.</text:span><text:span text:style-name="T89">waitKey(</text:span><text:span text:style-name="T117">100</text:span><text:span text:style-name="T89">) </text:span><text:span text:style-name="T117">&amp;</text:span><text:span text:style-name="T89"> </text:span><text:span text:style-name="T117">0xFF</text:span><text:span text:style-name="T89"> </text:span><text:span text:style-name="T117">==</text:span><text:span text:style-name="T89"> </text:span><text:span text:style-name="T112">ord</text:span><text:span text:style-name="T89">(</text:span><text:span text:style-name="T119">'q'</text:span><text:span text:style-name="T89">):</text:span></text:p>
      <text:p text:style-name="P43"><text:s text:c="8"/><text:span text:style-name="T123">break</text:span></text:p>
      <text:p text:style-name="P43"><text:s text:c="4"/><text:span text:style-name="T85"># break if the sample number is morethan 20</text:span></text:p>
      <text:p text:style-name="P43"><text:s text:c="4"/><text:span text:style-name="T123">elif</text:span><text:span text:style-name="T89"> sampleNum</text:span><text:span text:style-name="T117">&gt;20</text:span><text:span text:style-name="T89">:</text:span></text:p>
      <text:p text:style-name="P43"><text:s text:c="8"/><text:span text:style-name="T123">break</text:span></text:p>
      <text:p text:style-name="P40">cam<text:span text:style-name="T116">.</text:span>release()</text:p>
      <text:p text:style-name="P40">cv2<text:span text:style-name="T116">.</text:span>destroyAllWindows()</text:p>
      <text:p text:style-name="P146"/>
      <text:p text:style-name="P145"/>
      <text:list xml:id="list224527612817108" text:continue-numbering="true" text:style-name="Sajat_20_szamozas">
        <text:list-item>
          <text:h text:style-name="P170" text:outline-level="2">Trainer</text:h>
        </text:list-item>
      </text:list>
      <text:p text:style-name="P147">First create a python “trainner.py” file in the same folder where we saved out dataset generator script in the previous post, and then create a folder in the same directory name it “<text:span text:style-name="T1">trainner</text:span>”, this is the folder where we are going to save our recognizer after training.</text:p>
      <text:p text:style-name="P154"/>
      <text:p text:style-name="P149">Before we start actual coding we need a new library called <text:span text:style-name="T1">pillow</text:span>.</text:p>
      <text:p text:style-name="P56">$ pip3 install pillow</text:p>
      <text:p text:style-name="P53"/>
      <text:p text:style-name="P54">$ pip install opencv-contrib-python</text:p>
      <text:p text:style-name="P147"/>
      <text:p text:style-name="P150">Now we will going to create a function (getImagesAndLabels”) which will grab the training images from the dataset folder, and will also get the corresponding Ids from its file name.</text:p>
      <text:p text:style-name="P151">Now inside this function we are going to do the following </text:p>
      <text:list xml:id="list5011824267452778662" text:style-name="L3">
        <text:list-item>
          <text:p text:style-name="P179">Load the training images from dataset folder </text:p>
        </text:list-item>
        <text:list-item>
          <text:p text:style-name="P179">capture the faces and Id from the training images </text:p>
        </text:list-item>
        <text:list-item>
          <text:p text:style-name="P179">Put them In a List of Ids and FaceSamples and return it</text:p>
        </text:list-item>
      </text:list>
      <text:p text:style-name="P148"/>
      <text:p text:style-name="P96"><text:span text:style-name="T131">trainner</text:span>.py</text:p>
      <text:p text:style-name="P41"><text:span text:style-name="T126">import</text:span><text:span text:style-name="T132"> </text:span><text:span text:style-name="T114">cv2</text:span><text:span text:style-name="T132">, </text:span><text:span text:style-name="T115">os</text:span></text:p>
      <text:p text:style-name="P41"><text:span text:style-name="T126">import</text:span><text:span text:style-name="T132"> </text:span><text:span text:style-name="T115">numpy</text:span><text:span text:style-name="T132"> as </text:span><text:span text:style-name="T115">np</text:span></text:p>
      <text:p text:style-name="P41"><text:span text:style-name="T126">from</text:span><text:span text:style-name="T132"> </text:span><text:span text:style-name="T115">PIL</text:span><text:span text:style-name="T132"> </text:span><text:span text:style-name="T126">import</text:span><text:span text:style-name="T132"> </text:span><text:span text:style-name="T115">Image</text:span></text:p>
      <text:p text:style-name="P41"/>
      <text:p text:style-name="P42">recognizer = cv2.face.LBPHFaceRecognizer_create()</text:p>
      <text:p text:style-name="P41"><text:span text:style-name="T132">detector = cv2.CascadeClassifier("</text:span><text:span text:style-name="T4">haarcascade_frontalface_default.xml</text:span><text:span text:style-name="T132">")</text:span></text:p>
      <text:p text:style-name="P41"/>
      <text:p text:style-name="P41"><text:span text:style-name="T126">def</text:span><text:span text:style-name="T132"> getImagesAndLabels(path):</text:span></text:p>
      <text:p text:style-name="P41"><text:span text:style-name="T132"><text:s text:c="4"/></text:span><text:span text:style-name="T79">#get the path of all the files in the folder</text:span></text:p>
      <text:p text:style-name="P42"><text:s text:c="4"/>imagePaths=[os.path.join(path,f) for f in os.listdir(path)] </text:p>
      <text:p text:style-name="P41"><text:span text:style-name="T132"><text:s text:c="4"/></text:span><text:span text:style-name="T80">#create empth face list</text:span></text:p>
      <text:p text:style-name="P42"><text:s text:c="4"/>faceSamples=[]</text:p>
      <text:p text:style-name="P41"><text:span text:style-name="T132"><text:s text:c="4"/></text:span><text:span text:style-name="T80">#create empty ID list</text:span></text:p>
      <text:p text:style-name="P42"><text:s text:c="4"/>Ids=[]</text:p>
      <text:p text:style-name="P41"><text:span text:style-name="T132"><text:s text:c="4"/></text:span><text:span text:style-name="T80">#now looping through all the image paths and loading the Ids and the images</text:span></text:p>
      <text:p text:style-name="P41"><text:span text:style-name="T132"><text:s text:c="4"/></text:span><text:span text:style-name="T126">for</text:span><text:span text:style-name="T132"> imagePath in imagePaths:</text:span></text:p>
      <text:p text:style-name="P41"><text:span text:style-name="T132"><text:s text:c="8"/></text:span><text:span text:style-name="T80">#loading the image and converting it to gray scale</text:span></text:p>
      <text:p text:style-name="P42"><text:s text:c="8"/>pilImage=Image.open(imagePath).convert('L')</text:p>
      <text:p text:style-name="P41"><text:span text:style-name="T132"><text:s text:c="8"/></text:span><text:span text:style-name="T80">#Now we are converting the PIL image into numpy array</text:span></text:p>
      <text:p text:style-name="P42"><text:s text:c="8"/>imageNp=np.array(pilImage,'uint8')</text:p>
      <text:p text:style-name="P41"><text:span text:style-name="T132"><text:s text:c="8"/></text:span><text:span text:style-name="T80">#getting the Id from the image</text:span></text:p>
      <text:p text:style-name="P42"><text:s text:c="8"/>Id=int(os.path.split(imagePath)[-1].split(".")[1]) <text:s text:c="7"/></text:p>
      <text:p text:style-name="P41"><text:span text:style-name="T132"><text:s text:c="8"/></text:span><text:span text:style-name="T80"># extract the face from the training image sample</text:span></text:p>
      <text:p text:style-name="P42"><text:s text:c="8"/>faces=detector.detectMultiScale(imageNp)</text:p>
      <text:p text:style-name="P41"><text:soft-page-break/><text:span text:style-name="T132"><text:s text:c="8"/></text:span><text:span text:style-name="T80">#If a face is there then append that in the list as well as Id of it</text:span></text:p>
      <text:p text:style-name="P41"><text:span text:style-name="T132"><text:s text:c="8"/></text:span><text:span text:style-name="T126">for</text:span><text:span text:style-name="T132"> (x,y,w,h) </text:span><text:span text:style-name="T126">in</text:span><text:span text:style-name="T132"> faces:</text:span></text:p>
      <text:p text:style-name="P42"><text:s text:c="12"/>faceSamples.append(imageNp[y:y+h,x:x+w])</text:p>
      <text:p text:style-name="P42"><text:s text:c="12"/>Ids.append(Id)</text:p>
      <text:p text:style-name="P41"><text:span text:style-name="T132"><text:s text:c="4"/></text:span><text:span text:style-name="T126">return</text:span><text:span text:style-name="T132"> faceSamples,Ids</text:span></text:p>
      <text:p text:style-name="P41"/>
      <text:p text:style-name="P42">faces,Ids = getImagesAndLabels('dataSet')</text:p>
      <text:p text:style-name="P42">print( np.array(Ids) )</text:p>
      <text:p text:style-name="P42">recognizer.train(faces, np.array(Ids))</text:p>
      <text:p text:style-name="P41"><text:span text:style-name="T132">recognizer.save('trainner/</text:span><text:span text:style-name="T4">trainner.yml</text:span><text:span text:style-name="T132">')</text:span></text:p>
      <text:p text:style-name="P147"/>
      <text:list xml:id="list224527227291745" text:continue-list="list224527612817108" text:style-name="Sajat_20_szamozas">
        <text:list-item>
          <text:h text:style-name="P170" text:outline-level="2">Detector</text:h>
        </text:list-item>
      </text:list>
      <text:p text:style-name="P152">Now we are going to use that training data to recognize some faces we previously trained.</text:p>
      <text:p text:style-name="P143"/>
      <text:p text:style-name="P87">detect<text:span text:style-name="T133">or</text:span>.py</text:p>
      <text:p text:style-name="P59"><text:span text:style-name="T93">import</text:span> <text:span text:style-name="T98">cv2</text:span></text:p>
      <text:p text:style-name="P60"><text:span text:style-name="T93">import</text:span> <text:span text:style-name="T98">numpy</text:span> as <text:span text:style-name="T98">np</text:span></text:p>
      <text:p text:style-name="P60"/>
      <text:p text:style-name="P60">recognizer = cv2.face.LBPHFaceRecognizer_create()</text:p>
      <text:p text:style-name="P60">recognizer.read('trainner/<text:span text:style-name="T1">trainner.yml</text:span>')</text:p>
      <text:p text:style-name="P60">cascadePath = "<text:span text:style-name="T1">haarcascade_frontalface_default.xml</text:span>"</text:p>
      <text:p text:style-name="P60">faceCascade = cv2.CascadeClassifier(cascadePath)</text:p>
      <text:p text:style-name="P60"/>
      <text:p text:style-name="P60">cam = cv2.VideoCapture(0)</text:p>
      <text:p text:style-name="P60"/>
      <text:p text:style-name="P60">fontFace = cv2.FONT_HERSHEY_SIMPLEX</text:p>
      <text:p text:style-name="P60">fontScale = 1</text:p>
      <text:p text:style-name="P60">fontColor = (255, 0, 255)</text:p>
      <text:p text:style-name="P60">fontWidth = 2</text:p>
      <text:p text:style-name="P60"/>
      <text:p text:style-name="P60"><text:span text:style-name="T93">while</text:span> True:</text:p>
      <text:p text:style-name="P60"><text:s text:c="4"/>ret, im =cam.read()</text:p>
      <text:p text:style-name="P60"><text:s text:c="4"/>gray=cv2.cvtColor(im,cv2.COLOR_BGR2GRAY)</text:p>
      <text:p text:style-name="P60"><text:s text:c="4"/>faces=faceCascade.detectMultiScale(gray, 1.2,5)</text:p>
      <text:p text:style-name="P60"><text:s text:c="4"/><text:span text:style-name="T93">for</text:span>(x,y,w,h) in faces:</text:p>
      <text:p text:style-name="P60"><text:s text:c="8"/>cv2.rectangle(im,(x,y),(x+w,y+h),(225,0,0),2)</text:p>
      <text:p text:style-name="P60"><text:s text:c="8"/>Id, conf = recognizer.predict(gray[y:y+h,x:x+w])</text:p>
      <text:p text:style-name="P60"><text:s text:c="8"/>print(conf)</text:p>
      <text:p text:style-name="P60"><text:s text:c="8"/><text:span text:style-name="T93">if</text:span>(conf&lt;50):</text:p>
      <text:p text:style-name="P60"><text:s text:c="12"/><text:span text:style-name="T93">if</text:span>(Id==999):</text:p>
      <text:p text:style-name="P60"><text:s text:c="16"/>Id="Attila"</text:p>
      <text:p text:style-name="P60"><text:s text:c="12"/><text:span text:style-name="T93">elif</text:span>(Id==2):</text:p>
      <text:p text:style-name="P60"><text:s text:c="16"/>Id="Sam"</text:p>
      <text:p text:style-name="P60"><text:s text:c="8"/>else:</text:p>
      <text:p text:style-name="P60"><text:s text:c="12"/>Id="Unknown"</text:p>
      <text:p text:style-name="P60"><text:s text:c="8"/>cv2.putText(im, str(Id), (x,y+h), fontFace, fontScale, fontColor, fontWidth)</text:p>
      <text:p text:style-name="P60"><text:s text:c="4"/>cv2.imshow('im',im) </text:p>
      <text:p text:style-name="P60"><text:s text:c="4"/><text:span text:style-name="T93">if</text:span> cv2.waitKey(10) &amp; 0xFF==ord('q'):</text:p>
      <text:p text:style-name="P60"><text:s text:c="8"/><text:span text:style-name="T93">break</text:span></text:p>
      <text:p text:style-name="P60">cam.release()</text:p>
      <text:p text:style-name="P60">cv2.destroyAllWindows()</text:p>
      <text:p text:style-name="P141"/>
      <text:p text:style-name="P141"/>
      <text:p text:style-name="P141"/>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 Sans" svg:font-family="'Open Sans', sans-serif"/>
    <style:font-face style:name="OpenSymbol" svg:font-family="OpenSymbol"/>
    <style:font-face style:name="monospace" svg:font-family="monospace"/>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5598in" fo:margin-right="0in" fo:margin-top="0.1201in" fo:margin-bottom="0.1201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Quotations" style:family="paragraph" style:parent-style-name="Standard" style:class="html"/>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654in" fo:margin-bottom="0.3862in" fo:margin-left="0.739in" fo:margin-right="0.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9-16T22:45:26.422159220</dc:date>
    <meta:editing-duration>P22DT7H27M12S</meta:editing-duration>
    <meta:editing-cycles>1344</meta:editing-cycles>
    <meta:generator>LibreOffice/5.1.6.2$Linux_X86_64 LibreOffice_project/10m0$Build-2</meta:generator>
    <meta:document-statistic meta:table-count="0" meta:image-count="0" meta:object-count="0" meta:page-count="3" meta:paragraph-count="114" meta:word-count="680" meta:character-count="5236" meta:non-whitespace-character-count="4269"/>
  </office:meta>
</office:document-meta>
</file>